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1.1339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color="#000000" style:text-outline="false" style:text-line-through-style="none" style:font-name="Verdana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3"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7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8" style:family="table-cell" style:parent-style-name="Default">
      <style:text-properties fo:color="#000000" style:font-name="Verdana" fo:font-size="13pt" style:font-name-asian="Arial Unicode MS" style:font-size-asian="13pt" style:font-name-complex="Arial Unicode MS" style:font-size-complex="13pt"/>
    </style:style>
    <style:style style:name="ce9" style:family="table-cell" style:parent-style-name="Default"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3"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number-columns-repeated="4" table:default-cell-style-name="Default"/>
        <table:table-row table:style-name="ro1">
          <table:table-cell table:style-name="ce1" office:value-type="string">
            <text:p>state</text:p>
          </table:table-cell>
          <table:table-cell table:style-name="ce1" office:value-type="string">
            <text:p>drunk driving deaths</text:p>
          </table:table-cell>
          <table:table-cell table:style-name="ce4" office:value-type="string">
            <text:p>state</text:p>
          </table:table-cell>
          <table:table-cell table:style-name="ce6" office:value-type="string">
            <text:p>2012population</text:p>
          </table:table-cell>
          <table:table-cell office:value-type="string">
            <text:p>Checking if both set data match</text:p>
          </table:table-cell>
          <table:table-cell office:value-type="string">
            <text:p>alternative formula to chech both data</text:p>
          </table:table-cell>
          <table:table-cell table:style-name="ce8" office:value-type="string">
            <text:p>drunk driving deaths per capita</text:p>
          </table:table-cell>
          <table:table-cell table:style-name="ce8" office:value-type="string">
            <text:p>drunk driving deaths per 100,000</text:p>
          </table:table-cell>
        </table:table-row>
        <table:table-row table:style-name="ro2">
          <table:table-cell table:style-name="ce2" office:value-type="string">
            <text:p>North Dakota</text:p>
          </table:table-cell>
          <table:table-cell table:style-name="ce2" office:value-type="float" office:value="64">
            <text:p>64</text:p>
          </table:table-cell>
          <table:table-cell office:value-type="string">
            <text:p>North Dakota</text:p>
          </table:table-cell>
          <table:table-cell table:style-name="ce7" office:value-type="float" office:value="699628">
            <text:p>699,628</text:p>
          </table:table-cell>
          <table:table-cell table:formula="of:=[.A2]=[.C2]" office:value-type="boolean" office:boolean-value="true">
            <text:p>TRUE</text:p>
          </table:table-cell>
          <table:table-cell table:formula="of:=IF([.A2]=[.C2];&quot;good&quot;;&quot;bad&quot;)" office:value-type="string" office:string-value="good">
            <text:p>good</text:p>
          </table:table-cell>
          <table:table-cell table:formula="of:=[.B2]/[.D2]" office:value-type="float" office:value="0.000091477185018324">
            <text:p>9.1477185018324E-005</text:p>
          </table:table-cell>
          <table:table-cell table:formula="of:=[.G2]*100000" office:value-type="float" office:value="9.1477185018324">
            <text:p>9.1477185018</text:p>
          </table:table-cell>
        </table:table-row>
        <table:table-row table:style-name="ro2">
          <table:table-cell table:style-name="ce2" office:value-type="string">
            <text:p>Montana</text:p>
          </table:table-cell>
          <table:table-cell table:style-name="ce2" office:value-type="float" office:value="81">
            <text:p>81</text:p>
          </table:table-cell>
          <table:table-cell office:value-type="string">
            <text:p>Montana</text:p>
          </table:table-cell>
          <table:table-cell table:style-name="ce7" office:value-type="float" office:value="1005141">
            <text:p>1,005,141</text:p>
          </table:table-cell>
          <table:table-cell table:formula="of:=[.A3]=[.C3]" office:value-type="boolean" office:boolean-value="true">
            <text:p>TRUE</text:p>
          </table:table-cell>
          <table:table-cell table:formula="of:=IF([.A3]=[.C3];&quot;good&quot;;&quot;bad&quot;)" office:value-type="string" office:string-value="good">
            <text:p>good</text:p>
          </table:table-cell>
          <table:table-cell table:formula="of:=[.B3]/[.D3]" office:value-type="float" office:value="0.0000805857088706958">
            <text:p>8.05857088706958E-005</text:p>
          </table:table-cell>
          <table:table-cell table:formula="of:=[.G3]*100000" office:value-type="float" office:value="8.05857088706958">
            <text:p>8.0585708871</text:p>
          </table:table-cell>
        </table:table-row>
        <table:table-row table:style-name="ro2">
          <table:table-cell table:style-name="ce2" office:value-type="string">
            <text:p>South Carolina</text:p>
          </table:table-cell>
          <table:table-cell table:style-name="ce2" office:value-type="float" office:value="315">
            <text:p>315</text:p>
          </table:table-cell>
          <table:table-cell office:value-type="string">
            <text:p>South Carolina</text:p>
          </table:table-cell>
          <table:table-cell table:style-name="ce7" office:value-type="float" office:value="4723723">
            <text:p>4,723,723</text:p>
          </table:table-cell>
          <table:table-cell table:formula="of:=[.A4]=[.C4]" office:value-type="boolean" office:boolean-value="true">
            <text:p>TRUE</text:p>
          </table:table-cell>
          <table:table-cell table:formula="of:=IF([.A4]=[.C4];&quot;good&quot;;&quot;bad&quot;)" office:value-type="string" office:string-value="good">
            <text:p>good</text:p>
          </table:table-cell>
          <table:table-cell table:formula="of:=[.B4]/[.D4]" office:value-type="float" office:value="0.0000666846891741959">
            <text:p>6.66846891741959E-005</text:p>
          </table:table-cell>
          <table:table-cell table:formula="of:=[.G4]*100000" office:value-type="float" office:value="6.66846891741959">
            <text:p>6.6684689174</text:p>
          </table:table-cell>
        </table:table-row>
        <table:table-row table:style-name="ro2">
          <table:table-cell table:style-name="ce2" office:value-type="string">
            <text:p>Wyoming</text:p>
          </table:table-cell>
          <table:table-cell table:style-name="ce2" office:value-type="float" office:value="38">
            <text:p>38</text:p>
          </table:table-cell>
          <table:table-cell office:value-type="string">
            <text:p>Wyoming</text:p>
          </table:table-cell>
          <table:table-cell table:style-name="ce7" office:value-type="float" office:value="576412">
            <text:p>576,412</text:p>
          </table:table-cell>
          <table:table-cell table:formula="of:=[.A5]=[.C5]" office:value-type="boolean" office:boolean-value="true">
            <text:p>TRUE</text:p>
          </table:table-cell>
          <table:table-cell table:formula="of:=IF([.A5]=[.C5];&quot;good&quot;;&quot;bad&quot;)" office:value-type="string" office:string-value="good">
            <text:p>good</text:p>
          </table:table-cell>
          <table:table-cell table:formula="of:=[.B5]/[.D5]" office:value-type="float" office:value="0.0000659250674864507">
            <text:p>6.59250674864507E-005</text:p>
          </table:table-cell>
          <table:table-cell table:formula="of:=[.G5]*100000" office:value-type="float" office:value="6.59250674864507">
            <text:p>6.5925067486</text:p>
          </table:table-cell>
        </table:table-row>
        <table:table-row table:style-name="ro2">
          <table:table-cell table:style-name="ce2" office:value-type="string">
            <text:p>Oklahoma</text:p>
          </table:table-cell>
          <table:table-cell table:style-name="ce2" office:value-type="float" office:value="220">
            <text:p>220</text:p>
          </table:table-cell>
          <table:table-cell office:value-type="string">
            <text:p>Oklahoma</text:p>
          </table:table-cell>
          <table:table-cell table:style-name="ce7" office:value-type="float" office:value="3814820">
            <text:p>3,814,820</text:p>
          </table:table-cell>
          <table:table-cell table:formula="of:=[.A6]=[.C6]" office:value-type="boolean" office:boolean-value="true">
            <text:p>TRUE</text:p>
          </table:table-cell>
          <table:table-cell table:formula="of:=IF([.A6]=[.C6];&quot;good&quot;;&quot;bad&quot;)" office:value-type="string" office:string-value="good">
            <text:p>good</text:p>
          </table:table-cell>
          <table:table-cell table:formula="of:=[.B6]/[.D6]" office:value-type="float" office:value="0.0000576698245264521">
            <text:p>5.76698245264521E-005</text:p>
          </table:table-cell>
          <table:table-cell table:formula="of:=[.G6]*100000" office:value-type="float" office:value="5.76698245264521">
            <text:p>5.7669824526</text:p>
          </table:table-cell>
        </table:table-row>
        <table:table-row table:style-name="ro2">
          <table:table-cell table:style-name="ce2" office:value-type="string">
            <text:p>Alabama</text:p>
          </table:table-cell>
          <table:table-cell table:style-name="ce2" office:value-type="float" office:value="259">
            <text:p>259</text:p>
          </table:table-cell>
          <table:table-cell office:value-type="string">
            <text:p>Alabama</text:p>
          </table:table-cell>
          <table:table-cell table:style-name="ce7" office:value-type="float" office:value="4822023">
            <text:p>4,822,023</text:p>
          </table:table-cell>
          <table:table-cell table:formula="of:=[.A7]=[.C7]" office:value-type="boolean" office:boolean-value="true">
            <text:p>TRUE</text:p>
          </table:table-cell>
          <table:table-cell table:formula="of:=IF([.A7]=[.C7];&quot;good&quot;;&quot;bad&quot;)" office:value-type="string" office:string-value="good">
            <text:p>good</text:p>
          </table:table-cell>
          <table:table-cell table:formula="of:=[.B7]/[.D7]" office:value-type="float" office:value="0.0000537118964384865">
            <text:p>5.37118964384865E-005</text:p>
          </table:table-cell>
          <table:table-cell table:formula="of:=[.G7]*100000" office:value-type="float" office:value="5.37118964384865">
            <text:p>5.3711896438</text:p>
          </table:table-cell>
        </table:table-row>
        <table:table-row table:style-name="ro2">
          <table:table-cell table:style-name="ce2" office:value-type="string">
            <text:p>Arkansas</text:p>
          </table:table-cell>
          <table:table-cell table:style-name="ce2" office:value-type="float" office:value="156">
            <text:p>156</text:p>
          </table:table-cell>
          <table:table-cell office:value-type="string">
            <text:p>Arkansas</text:p>
          </table:table-cell>
          <table:table-cell table:style-name="ce7" office:value-type="float" office:value="2949131">
            <text:p>2,949,131</text:p>
          </table:table-cell>
          <table:table-cell table:formula="of:=[.A8]=[.C8]" office:value-type="boolean" office:boolean-value="true">
            <text:p>TRUE</text:p>
          </table:table-cell>
          <table:table-cell table:formula="of:=IF([.A8]=[.C8];&quot;good&quot;;&quot;bad&quot;)" office:value-type="string" office:string-value="good">
            <text:p>good</text:p>
          </table:table-cell>
          <table:table-cell table:formula="of:=[.B8]/[.D8]" office:value-type="float" office:value="0.0000528969381149905">
            <text:p>5.28969381149905E-005</text:p>
          </table:table-cell>
          <table:table-cell table:formula="of:=[.G8]*100000" office:value-type="float" office:value="5.28969381149905">
            <text:p>5.2896938115</text:p>
          </table:table-cell>
        </table:table-row>
        <table:table-row table:style-name="ro2">
          <table:table-cell table:style-name="ce2" office:value-type="string">
            <text:p>New Mexico</text:p>
          </table:table-cell>
          <table:table-cell table:style-name="ce2" office:value-type="float" office:value="105">
            <text:p>105</text:p>
          </table:table-cell>
          <table:table-cell office:value-type="string">
            <text:p>New Mexico</text:p>
          </table:table-cell>
          <table:table-cell table:style-name="ce7" office:value-type="float" office:value="2085538">
            <text:p>2,085,538</text:p>
          </table:table-cell>
          <table:table-cell table:formula="of:=[.A9]=[.C9]" office:value-type="boolean" office:boolean-value="true">
            <text:p>TRUE</text:p>
          </table:table-cell>
          <table:table-cell table:formula="of:=IF([.A9]=[.C9];&quot;good&quot;;&quot;bad&quot;)" office:value-type="string" office:string-value="good">
            <text:p>good</text:p>
          </table:table-cell>
          <table:table-cell table:formula="of:=[.B9]/[.D9]" office:value-type="float" office:value="0.0000503467210858781">
            <text:p>5.03467210858781E-005</text:p>
          </table:table-cell>
          <table:table-cell table:formula="of:=[.G9]*100000" office:value-type="float" office:value="5.03467210858781">
            <text:p>5.0346721086</text:p>
          </table:table-cell>
        </table:table-row>
        <table:table-row table:style-name="ro2">
          <table:table-cell table:style-name="ce2" office:value-type="string">
            <text:p>Mississippi</text:p>
          </table:table-cell>
          <table:table-cell table:style-name="ce2" office:value-type="float" office:value="149">
            <text:p>149</text:p>
          </table:table-cell>
          <table:table-cell office:value-type="string">
            <text:p>Mississippi</text:p>
          </table:table-cell>
          <table:table-cell table:style-name="ce7" office:value-type="float" office:value="2984926">
            <text:p>2,984,926</text:p>
          </table:table-cell>
          <table:table-cell table:formula="of:=[.A10]=[.C10]" office:value-type="boolean" office:boolean-value="true">
            <text:p>TRUE</text:p>
          </table:table-cell>
          <table:table-cell table:formula="of:=IF([.A10]=[.C10];&quot;good&quot;;&quot;bad&quot;)" office:value-type="string" office:string-value="good">
            <text:p>good</text:p>
          </table:table-cell>
          <table:table-cell table:formula="of:=[.B10]/[.D10]" office:value-type="float" office:value="0.0000499174853915976">
            <text:p>4.99174853915976E-005</text:p>
          </table:table-cell>
          <table:table-cell table:formula="of:=[.G10]*100000" office:value-type="float" office:value="4.99174853915976">
            <text:p>4.9917485392</text:p>
          </table:table-cell>
        </table:table-row>
        <table:table-row table:style-name="ro2">
          <table:table-cell table:style-name="ce2" office:value-type="string">
            <text:p>Louisiana</text:p>
          </table:table-cell>
          <table:table-cell table:style-name="ce2" office:value-type="float" office:value="226">
            <text:p>226</text:p>
          </table:table-cell>
          <table:table-cell office:value-type="string">
            <text:p>Louisiana</text:p>
          </table:table-cell>
          <table:table-cell table:style-name="ce7" office:value-type="float" office:value="4601893">
            <text:p>4,601,893</text:p>
          </table:table-cell>
          <table:table-cell table:formula="of:=[.A11]=[.C11]" office:value-type="boolean" office:boolean-value="true">
            <text:p>TRUE</text:p>
          </table:table-cell>
          <table:table-cell table:formula="of:=IF([.A11]=[.C11];&quot;good&quot;;&quot;bad&quot;)" office:value-type="string" office:string-value="good">
            <text:p>good</text:p>
          </table:table-cell>
          <table:table-cell table:formula="of:=[.B11]/[.D11]" office:value-type="float" office:value="0.0000491102248574663">
            <text:p>4.91102248574663E-005</text:p>
          </table:table-cell>
          <table:table-cell table:formula="of:=[.G11]*100000" office:value-type="float" office:value="4.91102248574663">
            <text:p>4.9110224857</text:p>
          </table:table-cell>
        </table:table-row>
        <table:table-row table:style-name="ro2">
          <table:table-cell table:style-name="ce2" office:value-type="string">
            <text:p>West Virginia</text:p>
          </table:table-cell>
          <table:table-cell table:style-name="ce2" office:value-type="float" office:value="90">
            <text:p>90</text:p>
          </table:table-cell>
          <table:table-cell office:value-type="string">
            <text:p>West Virginia</text:p>
          </table:table-cell>
          <table:table-cell table:style-name="ce7" office:value-type="float" office:value="1855413">
            <text:p>1,855,413</text:p>
          </table:table-cell>
          <table:table-cell table:formula="of:=[.A12]=[.C12]" office:value-type="boolean" office:boolean-value="true">
            <text:p>TRUE</text:p>
          </table:table-cell>
          <table:table-cell table:formula="of:=IF([.A12]=[.C12];&quot;good&quot;;&quot;bad&quot;)" office:value-type="string" office:string-value="good">
            <text:p>good</text:p>
          </table:table-cell>
          <table:table-cell table:formula="of:=[.B12]/[.D12]" office:value-type="float" office:value="0.00004850672060614">
            <text:p>4.850672060614E-005</text:p>
          </table:table-cell>
          <table:table-cell table:formula="of:=[.G12]*100000" office:value-type="float" office:value="4.850672060614">
            <text:p>4.8506720606</text:p>
          </table:table-cell>
        </table:table-row>
        <table:table-row table:style-name="ro2">
          <table:table-cell table:style-name="ce2" office:value-type="string">
            <text:p>Texas</text:p>
          </table:table-cell>
          <table:table-cell table:style-name="ce3" office:value-type="float" office:value="1213">
            <text:p>1,213</text:p>
          </table:table-cell>
          <table:table-cell office:value-type="string">
            <text:p>Texas</text:p>
          </table:table-cell>
          <table:table-cell table:style-name="ce7" office:value-type="float" office:value="26059203">
            <text:p>26,059,203</text:p>
          </table:table-cell>
          <table:table-cell table:formula="of:=[.A13]=[.C13]" office:value-type="boolean" office:boolean-value="true">
            <text:p>TRUE</text:p>
          </table:table-cell>
          <table:table-cell table:formula="of:=IF([.A13]=[.C13];&quot;good&quot;;&quot;bad&quot;)" office:value-type="string" office:string-value="good">
            <text:p>good</text:p>
          </table:table-cell>
          <table:table-cell table:formula="of:=[.B13]/[.D13]" office:value-type="float" office:value="0.0000465478548979414">
            <text:p>4.65478548979414E-005</text:p>
          </table:table-cell>
          <table:table-cell table:formula="of:=[.G13]*100000" office:value-type="float" office:value="4.65478548979414">
            <text:p>4.6547854898</text:p>
          </table:table-cell>
        </table:table-row>
        <table:table-row table:style-name="ro2">
          <table:table-cell table:style-name="ce2" office:value-type="string">
            <text:p>Delaware</text:p>
          </table:table-cell>
          <table:table-cell table:style-name="ce2" office:value-type="float" office:value="41">
            <text:p>41</text:p>
          </table:table-cell>
          <table:table-cell office:value-type="string">
            <text:p>Delaware</text:p>
          </table:table-cell>
          <table:table-cell table:style-name="ce7" office:value-type="float" office:value="917092">
            <text:p>917,092</text:p>
          </table:table-cell>
          <table:table-cell table:formula="of:=[.A14]=[.C14]" office:value-type="boolean" office:boolean-value="true">
            <text:p>TRUE</text:p>
          </table:table-cell>
          <table:table-cell table:formula="of:=IF([.A14]=[.C14];&quot;good&quot;;&quot;bad&quot;)" office:value-type="string" office:string-value="good">
            <text:p>good</text:p>
          </table:table-cell>
          <table:table-cell table:formula="of:=[.B14]/[.D14]" office:value-type="float" office:value="0.0000447065288978641">
            <text:p>4.47065288978641E-005</text:p>
          </table:table-cell>
          <table:table-cell table:formula="of:=[.G14]*100000" office:value-type="float" office:value="4.47065288978641">
            <text:p>4.4706528898</text:p>
          </table:table-cell>
        </table:table-row>
        <table:table-row table:style-name="ro2">
          <table:table-cell table:style-name="ce2" office:value-type="string">
            <text:p>Missouri</text:p>
          </table:table-cell>
          <table:table-cell table:style-name="ce2" office:value-type="float" office:value="258">
            <text:p>258</text:p>
          </table:table-cell>
          <table:table-cell office:value-type="string">
            <text:p>Missouri</text:p>
          </table:table-cell>
          <table:table-cell table:style-name="ce7" office:value-type="float" office:value="6021988">
            <text:p>6,021,988</text:p>
          </table:table-cell>
          <table:table-cell table:formula="of:=[.A15]=[.C15]" office:value-type="boolean" office:boolean-value="true">
            <text:p>TRUE</text:p>
          </table:table-cell>
          <table:table-cell table:formula="of:=IF([.A15]=[.C15];&quot;good&quot;;&quot;bad&quot;)" office:value-type="string" office:string-value="good">
            <text:p>good</text:p>
          </table:table-cell>
          <table:table-cell table:formula="of:=[.B15]/[.D15]" office:value-type="float" office:value="0.0000428429947054029">
            <text:p>0.000042843</text:p>
          </table:table-cell>
          <table:table-cell table:formula="of:=[.G15]*100000" office:value-type="float" office:value="4.28429947054029">
            <text:p>4.2842994705</text:p>
          </table:table-cell>
        </table:table-row>
        <table:table-row table:style-name="ro2">
          <table:table-cell table:style-name="ce2" office:value-type="string">
            <text:p>Tennessee</text:p>
          </table:table-cell>
          <table:table-cell table:style-name="ce2" office:value-type="float" office:value="257">
            <text:p>257</text:p>
          </table:table-cell>
          <table:table-cell office:value-type="string">
            <text:p>Tennessee</text:p>
          </table:table-cell>
          <table:table-cell table:style-name="ce7" office:value-type="float" office:value="6456243">
            <text:p>6,456,243</text:p>
          </table:table-cell>
          <table:table-cell table:formula="of:=[.A16]=[.C16]" office:value-type="boolean" office:boolean-value="true">
            <text:p>TRUE</text:p>
          </table:table-cell>
          <table:table-cell table:formula="of:=IF([.A16]=[.C16];&quot;good&quot;;&quot;bad&quot;)" office:value-type="string" office:string-value="good">
            <text:p>good</text:p>
          </table:table-cell>
          <table:table-cell table:formula="of:=[.B16]/[.D16]" office:value-type="float" office:value="0.0000398064323167514">
            <text:p>3.98064323167514E-005</text:p>
          </table:table-cell>
          <table:table-cell table:formula="of:=[.G16]*100000" office:value-type="float" office:value="3.98064323167514">
            <text:p>3.9806432317</text:p>
          </table:table-cell>
        </table:table-row>
        <table:table-row table:style-name="ro2">
          <table:table-cell table:style-name="ce2" office:value-type="string">
            <text:p>South Dakota</text:p>
          </table:table-cell>
          <table:table-cell table:style-name="ce2" office:value-type="float" office:value="33">
            <text:p>33</text:p>
          </table:table-cell>
          <table:table-cell office:value-type="string">
            <text:p>South Dakota</text:p>
          </table:table-cell>
          <table:table-cell table:style-name="ce7" office:value-type="float" office:value="833354">
            <text:p>833,354</text:p>
          </table:table-cell>
          <table:table-cell table:formula="of:=[.A17]=[.C17]" office:value-type="boolean" office:boolean-value="true">
            <text:p>TRUE</text:p>
          </table:table-cell>
          <table:table-cell table:formula="of:=IF([.A17]=[.C17];&quot;good&quot;;&quot;bad&quot;)" office:value-type="string" office:string-value="good">
            <text:p>good</text:p>
          </table:table-cell>
          <table:table-cell table:formula="of:=[.B17]/[.D17]" office:value-type="float" office:value="0.000039599017944355">
            <text:p>0.000039599</text:p>
          </table:table-cell>
          <table:table-cell table:formula="of:=[.G17]*100000" office:value-type="float" office:value="3.9599017944355">
            <text:p>3.9599017944</text:p>
          </table:table-cell>
        </table:table-row>
        <table:table-row table:style-name="ro2">
          <table:table-cell table:style-name="ce2" office:value-type="string">
            <text:p>Kentucky</text:p>
          </table:table-cell>
          <table:table-cell table:style-name="ce2" office:value-type="float" office:value="171">
            <text:p>171</text:p>
          </table:table-cell>
          <table:table-cell office:value-type="string">
            <text:p>Kentucky</text:p>
          </table:table-cell>
          <table:table-cell table:style-name="ce7" office:value-type="float" office:value="4380415">
            <text:p>4,380,415</text:p>
          </table:table-cell>
          <table:table-cell table:formula="of:=[.A18]=[.C18]" office:value-type="boolean" office:boolean-value="true">
            <text:p>TRUE</text:p>
          </table:table-cell>
          <table:table-cell table:formula="of:=IF([.A18]=[.C18];&quot;good&quot;;&quot;bad&quot;)" office:value-type="string" office:string-value="good">
            <text:p>good</text:p>
          </table:table-cell>
          <table:table-cell table:formula="of:=[.B18]/[.D18]" office:value-type="float" office:value="0.000039037397141595">
            <text:p>3.9037397141595E-005</text:p>
          </table:table-cell>
          <table:table-cell table:formula="of:=[.G18]*100000" office:value-type="float" office:value="3.9037397141595">
            <text:p>3.9037397142</text:p>
          </table:table-cell>
        </table:table-row>
        <table:table-row table:style-name="ro2">
          <table:table-cell table:style-name="ce2" office:value-type="string">
            <text:p>North Carolina</text:p>
          </table:table-cell>
          <table:table-cell table:style-name="ce2" office:value-type="float" office:value="365">
            <text:p>365</text:p>
          </table:table-cell>
          <table:table-cell office:value-type="string">
            <text:p>North Carolina</text:p>
          </table:table-cell>
          <table:table-cell table:style-name="ce7" office:value-type="float" office:value="9752073">
            <text:p>9,752,073</text:p>
          </table:table-cell>
          <table:table-cell table:formula="of:=[.A19]=[.C19]" office:value-type="boolean" office:boolean-value="true">
            <text:p>TRUE</text:p>
          </table:table-cell>
          <table:table-cell table:formula="of:=IF([.A19]=[.C19];&quot;good&quot;;&quot;bad&quot;)" office:value-type="string" office:string-value="good">
            <text:p>good</text:p>
          </table:table-cell>
          <table:table-cell table:formula="of:=[.B19]/[.D19]" office:value-type="float" office:value="0.000037427939680107">
            <text:p>3.7427939680107E-005</text:p>
          </table:table-cell>
          <table:table-cell table:formula="of:=[.G19]*100000" office:value-type="float" office:value="3.7427939680107">
            <text:p>3.742793968</text:p>
          </table:table-cell>
        </table:table-row>
        <table:table-row table:style-name="ro2">
          <table:table-cell table:style-name="ce2" office:value-type="string">
            <text:p>Kansas</text:p>
          </table:table-cell>
          <table:table-cell table:style-name="ce2" office:value-type="float" office:value="108">
            <text:p>108</text:p>
          </table:table-cell>
          <table:table-cell office:value-type="string">
            <text:p>Kansas</text:p>
          </table:table-cell>
          <table:table-cell table:style-name="ce7" office:value-type="float" office:value="2885905">
            <text:p>2,885,905</text:p>
          </table:table-cell>
          <table:table-cell table:formula="of:=[.A20]=[.C20]" office:value-type="boolean" office:boolean-value="true">
            <text:p>TRUE</text:p>
          </table:table-cell>
          <table:table-cell table:formula="of:=IF([.A20]=[.C20];&quot;good&quot;;&quot;bad&quot;)" office:value-type="string" office:string-value="good">
            <text:p>good</text:p>
          </table:table-cell>
          <table:table-cell table:formula="of:=[.B20]/[.D20]" office:value-type="float" office:value="0.0000374232693037366">
            <text:p>3.74232693037366E-005</text:p>
          </table:table-cell>
          <table:table-cell table:formula="of:=[.G20]*100000" office:value-type="float" office:value="3.74232693037366">
            <text:p>3.7423269304</text:p>
          </table:table-cell>
        </table:table-row>
        <table:table-row table:style-name="ro2">
          <table:table-cell table:style-name="ce2" office:value-type="string">
            <text:p>Florida</text:p>
          </table:table-cell>
          <table:table-cell table:style-name="ce2" office:value-type="float" office:value="716">
            <text:p>716</text:p>
          </table:table-cell>
          <table:table-cell office:value-type="string">
            <text:p>Florida</text:p>
          </table:table-cell>
          <table:table-cell table:style-name="ce7" office:value-type="float" office:value="19317568">
            <text:p>19,317,568</text:p>
          </table:table-cell>
          <table:table-cell table:formula="of:=[.A21]=[.C21]" office:value-type="boolean" office:boolean-value="true">
            <text:p>TRUE</text:p>
          </table:table-cell>
          <table:table-cell table:formula="of:=IF([.A21]=[.C21];&quot;good&quot;;&quot;bad&quot;)" office:value-type="string" office:string-value="good">
            <text:p>good</text:p>
          </table:table-cell>
          <table:table-cell table:formula="of:=[.B21]/[.D21]" office:value-type="float" office:value="0.000037064707110129">
            <text:p>3.7064707110129E-005</text:p>
          </table:table-cell>
          <table:table-cell table:formula="of:=[.G21]*100000" office:value-type="float" office:value="3.7064707110129">
            <text:p>3.706470711</text:p>
          </table:table-cell>
        </table:table-row>
        <table:table-row table:style-name="ro2">
          <table:table-cell table:style-name="ce2" office:value-type="string">
            <text:p>Wisconsin</text:p>
          </table:table-cell>
          <table:table-cell table:style-name="ce2" office:value-type="float" office:value="196">
            <text:p>196</text:p>
          </table:table-cell>
          <table:table-cell office:value-type="string">
            <text:p>Wisconsin</text:p>
          </table:table-cell>
          <table:table-cell table:style-name="ce7" office:value-type="float" office:value="5726398">
            <text:p>5,726,398</text:p>
          </table:table-cell>
          <table:table-cell table:formula="of:=[.A22]=[.C22]" office:value-type="boolean" office:boolean-value="true">
            <text:p>TRUE</text:p>
          </table:table-cell>
          <table:table-cell table:formula="of:=IF([.A22]=[.C22];&quot;good&quot;;&quot;bad&quot;)" office:value-type="string" office:string-value="good">
            <text:p>good</text:p>
          </table:table-cell>
          <table:table-cell table:formula="of:=[.B22]/[.D22]" office:value-type="float" office:value="0.000034227449786061">
            <text:p>3.4227449786061E-005</text:p>
          </table:table-cell>
          <table:table-cell table:formula="of:=[.G22]*100000" office:value-type="float" office:value="3.4227449786061">
            <text:p>3.4227449786</text:p>
          </table:table-cell>
        </table:table-row>
        <table:table-row table:style-name="ro2">
          <table:table-cell table:style-name="ce2" office:value-type="string">
            <text:p>Arizona</text:p>
          </table:table-cell>
          <table:table-cell table:style-name="ce2" office:value-type="float" office:value="215">
            <text:p>215</text:p>
          </table:table-cell>
          <table:table-cell office:value-type="string">
            <text:p>Arizona</text:p>
          </table:table-cell>
          <table:table-cell table:style-name="ce7" office:value-type="float" office:value="6553255">
            <text:p>6,553,255</text:p>
          </table:table-cell>
          <table:table-cell table:formula="of:=[.A23]=[.C23]" office:value-type="boolean" office:boolean-value="true">
            <text:p>TRUE</text:p>
          </table:table-cell>
          <table:table-cell table:formula="of:=IF([.A23]=[.C23];&quot;good&quot;;&quot;bad&quot;)" office:value-type="string" office:string-value="good">
            <text:p>good</text:p>
          </table:table-cell>
          <table:table-cell table:formula="of:=[.B23]/[.D23]" office:value-type="float" office:value="0.0000328081235965944">
            <text:p>3.28081235965944E-005</text:p>
          </table:table-cell>
          <table:table-cell table:formula="of:=[.G23]*100000" office:value-type="float" office:value="3.28081235965944">
            <text:p>3.2808123597</text:p>
          </table:table-cell>
        </table:table-row>
        <table:table-row table:style-name="ro2">
          <table:table-cell table:style-name="ce2" office:value-type="string">
            <text:p>Pennsylvania</text:p>
          </table:table-cell>
          <table:table-cell table:style-name="ce2" office:value-type="float" office:value="407">
            <text:p>407</text:p>
          </table:table-cell>
          <table:table-cell office:value-type="string">
            <text:p>Pennsylvania</text:p>
          </table:table-cell>
          <table:table-cell table:style-name="ce7" office:value-type="float" office:value="12763536">
            <text:p>12,763,536</text:p>
          </table:table-cell>
          <table:table-cell table:formula="of:=[.A24]=[.C24]" office:value-type="boolean" office:boolean-value="true">
            <text:p>TRUE</text:p>
          </table:table-cell>
          <table:table-cell table:formula="of:=IF([.A24]=[.C24];&quot;good&quot;;&quot;bad&quot;)" office:value-type="string" office:string-value="good">
            <text:p>good</text:p>
          </table:table-cell>
          <table:table-cell table:formula="of:=[.B24]/[.D24]" office:value-type="float" office:value="0.0000318877151284722">
            <text:p>3.18877151284722E-005</text:p>
          </table:table-cell>
          <table:table-cell table:formula="of:=[.G24]*100000" office:value-type="float" office:value="3.18877151284722">
            <text:p>3.1887715128</text:p>
          </table:table-cell>
        </table:table-row>
        <table:table-row table:style-name="ro2">
          <table:table-cell table:style-name="ce2" office:value-type="string">
            <text:p>Indiana</text:p>
          </table:table-cell>
          <table:table-cell table:style-name="ce2" office:value-type="float" office:value="207">
            <text:p>207</text:p>
          </table:table-cell>
          <table:table-cell office:value-type="string">
            <text:p>Indiana</text:p>
          </table:table-cell>
          <table:table-cell table:style-name="ce7" office:value-type="float" office:value="6537334">
            <text:p>6,537,334</text:p>
          </table:table-cell>
          <table:table-cell table:formula="of:=[.A25]=[.C25]" office:value-type="boolean" office:boolean-value="true">
            <text:p>TRUE</text:p>
          </table:table-cell>
          <table:table-cell table:formula="of:=IF([.A25]=[.C25];&quot;good&quot;;&quot;bad&quot;)" office:value-type="string" office:string-value="good">
            <text:p>good</text:p>
          </table:table-cell>
          <table:table-cell table:formula="of:=[.B25]/[.D25]" office:value-type="float" office:value="0.0000316642839420473">
            <text:p>3.16642839420473E-005</text:p>
          </table:table-cell>
          <table:table-cell table:formula="of:=[.G25]*100000" office:value-type="float" office:value="3.16642839420473">
            <text:p>3.1664283942</text:p>
          </table:table-cell>
        </table:table-row>
        <table:table-row table:style-name="ro2">
          <table:table-cell table:style-name="ce2" office:value-type="string">
            <text:p>Hawaii</text:p>
          </table:table-cell>
          <table:table-cell table:style-name="ce2" office:value-type="float" office:value="44">
            <text:p>44</text:p>
          </table:table-cell>
          <table:table-cell office:value-type="string">
            <text:p>Hawaii</text:p>
          </table:table-cell>
          <table:table-cell table:style-name="ce7" office:value-type="float" office:value="1392313">
            <text:p>1,392,313</text:p>
          </table:table-cell>
          <table:table-cell table:formula="of:=[.A26]=[.C26]" office:value-type="boolean" office:boolean-value="true">
            <text:p>TRUE</text:p>
          </table:table-cell>
          <table:table-cell table:formula="of:=IF([.A26]=[.C26];&quot;good&quot;;&quot;bad&quot;)" office:value-type="string" office:string-value="good">
            <text:p>good</text:p>
          </table:table-cell>
          <table:table-cell table:formula="of:=[.B26]/[.D26]" office:value-type="float" office:value="0.0000316020894726976">
            <text:p>3.16020894726976E-005</text:p>
          </table:table-cell>
          <table:table-cell table:formula="of:=[.G26]*100000" office:value-type="float" office:value="3.16020894726976">
            <text:p>3.1602089473</text:p>
          </table:table-cell>
        </table:table-row>
        <table:table-row table:style-name="ro2">
          <table:table-cell table:style-name="ce2" office:value-type="string">
            <text:p>Idaho</text:p>
          </table:table-cell>
          <table:table-cell table:style-name="ce2" office:value-type="float" office:value="50">
            <text:p>50</text:p>
          </table:table-cell>
          <table:table-cell office:value-type="string">
            <text:p>Idaho</text:p>
          </table:table-cell>
          <table:table-cell table:style-name="ce7" office:value-type="float" office:value="1595728">
            <text:p>1,595,728</text:p>
          </table:table-cell>
          <table:table-cell table:formula="of:=[.A27]=[.C27]" office:value-type="boolean" office:boolean-value="true">
            <text:p>TRUE</text:p>
          </table:table-cell>
          <table:table-cell table:formula="of:=IF([.A27]=[.C27];&quot;good&quot;;&quot;bad&quot;)" office:value-type="string" office:string-value="good">
            <text:p>good</text:p>
          </table:table-cell>
          <table:table-cell table:formula="of:=[.B27]/[.D27]" office:value-type="float" office:value="0.000031333660874535">
            <text:p>3.1333660874535E-005</text:p>
          </table:table-cell>
          <table:table-cell table:formula="of:=[.G27]*100000" office:value-type="float" office:value="3.1333660874535">
            <text:p>3.1333660875</text:p>
          </table:table-cell>
        </table:table-row>
        <table:table-row table:style-name="ro2">
          <table:table-cell table:style-name="ce2" office:value-type="string">
            <text:p>Colorado</text:p>
          </table:table-cell>
          <table:table-cell table:style-name="ce2" office:value-type="float" office:value="161">
            <text:p>161</text:p>
          </table:table-cell>
          <table:table-cell office:value-type="string">
            <text:p>Colorado</text:p>
          </table:table-cell>
          <table:table-cell table:style-name="ce7" office:value-type="float" office:value="5187582">
            <text:p>5,187,582</text:p>
          </table:table-cell>
          <table:table-cell table:formula="of:=[.A28]=[.C28]" office:value-type="boolean" office:boolean-value="true">
            <text:p>TRUE</text:p>
          </table:table-cell>
          <table:table-cell table:formula="of:=IF([.A28]=[.C28];&quot;good&quot;;&quot;bad&quot;)" office:value-type="string" office:string-value="good">
            <text:p>good</text:p>
          </table:table-cell>
          <table:table-cell table:formula="of:=[.B28]/[.D28]" office:value-type="float" office:value="0.0000310356539906261">
            <text:p>3.10356539906261E-005</text:p>
          </table:table-cell>
          <table:table-cell table:formula="of:=[.G28]*100000" office:value-type="float" office:value="3.10356539906261">
            <text:p>3.1035653991</text:p>
          </table:table-cell>
        </table:table-row>
        <table:table-row table:style-name="ro2">
          <table:table-cell table:style-name="ce2" office:value-type="string">
            <text:p>Vermont</text:p>
          </table:table-cell>
          <table:table-cell table:style-name="ce2" office:value-type="float" office:value="18">
            <text:p>18</text:p>
          </table:table-cell>
          <table:table-cell office:value-type="string">
            <text:p>Vermont</text:p>
          </table:table-cell>
          <table:table-cell table:style-name="ce7" office:value-type="float" office:value="626011">
            <text:p>626,011</text:p>
          </table:table-cell>
          <table:table-cell table:formula="of:=[.A29]=[.C29]" office:value-type="boolean" office:boolean-value="true">
            <text:p>TRUE</text:p>
          </table:table-cell>
          <table:table-cell table:formula="of:=IF([.A29]=[.C29];&quot;good&quot;;&quot;bad&quot;)" office:value-type="string" office:string-value="good">
            <text:p>good</text:p>
          </table:table-cell>
          <table:table-cell table:formula="of:=[.B29]/[.D29]" office:value-type="float" office:value="0.0000287534883572333">
            <text:p>2.87534883572333E-005</text:p>
          </table:table-cell>
          <table:table-cell table:formula="of:=[.G29]*100000" office:value-type="float" office:value="2.87534883572333">
            <text:p>2.8753488357</text:p>
          </table:table-cell>
        </table:table-row>
        <table:table-row table:style-name="ro2">
          <table:table-cell table:style-name="ce2" office:value-type="string">
            <text:p>Alaska</text:p>
          </table:table-cell>
          <table:table-cell table:style-name="ce2" office:value-type="float" office:value="21">
            <text:p>21</text:p>
          </table:table-cell>
          <table:table-cell office:value-type="string">
            <text:p>Alaska</text:p>
          </table:table-cell>
          <table:table-cell table:style-name="ce7" office:value-type="float" office:value="731449">
            <text:p>731,449</text:p>
          </table:table-cell>
          <table:table-cell table:formula="of:=[.A30]=[.C30]" office:value-type="boolean" office:boolean-value="true">
            <text:p>TRUE</text:p>
          </table:table-cell>
          <table:table-cell table:formula="of:=IF([.A30]=[.C30];&quot;good&quot;;&quot;bad&quot;)" office:value-type="string" office:string-value="good">
            <text:p>good</text:p>
          </table:table-cell>
          <table:table-cell table:formula="of:=[.B30]/[.D30]" office:value-type="float" office:value="0.0000287101356348836">
            <text:p>2.87101356348836E-005</text:p>
          </table:table-cell>
          <table:table-cell table:formula="of:=[.G30]*100000" office:value-type="float" office:value="2.87101356348836">
            <text:p>2.8710135635</text:p>
          </table:table-cell>
        </table:table-row>
        <table:table-row table:style-name="ro2">
          <table:table-cell table:style-name="ce2" office:value-type="string">
            <text:p>Georgia</text:p>
          </table:table-cell>
          <table:table-cell table:style-name="ce2" office:value-type="float" office:value="277">
            <text:p>277</text:p>
          </table:table-cell>
          <table:table-cell office:value-type="string">
            <text:p>Georgia</text:p>
          </table:table-cell>
          <table:table-cell table:style-name="ce7" office:value-type="float" office:value="9919945">
            <text:p>9,919,945</text:p>
          </table:table-cell>
          <table:table-cell table:formula="of:=[.A31]=[.C31]" office:value-type="boolean" office:boolean-value="true">
            <text:p>TRUE</text:p>
          </table:table-cell>
          <table:table-cell table:formula="of:=IF([.A31]=[.C31];&quot;good&quot;;&quot;bad&quot;)" office:value-type="string" office:string-value="good">
            <text:p>good</text:p>
          </table:table-cell>
          <table:table-cell table:formula="of:=[.B31]/[.D31]" office:value-type="float" office:value="0.0000279235419147989">
            <text:p>2.79235419147989E-005</text:p>
          </table:table-cell>
          <table:table-cell table:formula="of:=[.G31]*100000" office:value-type="float" office:value="2.79235419147989">
            <text:p>2.7923541915</text:p>
          </table:table-cell>
        </table:table-row>
        <table:table-row table:style-name="ro2">
          <table:table-cell table:style-name="ce2" office:value-type="string">
            <text:p>Maryland</text:p>
          </table:table-cell>
          <table:table-cell table:style-name="ce2" office:value-type="float" office:value="162">
            <text:p>162</text:p>
          </table:table-cell>
          <table:table-cell office:value-type="string">
            <text:p>Maryland</text:p>
          </table:table-cell>
          <table:table-cell table:style-name="ce7" office:value-type="float" office:value="5884563">
            <text:p>5,884,563</text:p>
          </table:table-cell>
          <table:table-cell table:formula="of:=[.A32]=[.C32]" office:value-type="boolean" office:boolean-value="true">
            <text:p>TRUE</text:p>
          </table:table-cell>
          <table:table-cell table:formula="of:=IF([.A32]=[.C32];&quot;good&quot;;&quot;bad&quot;)" office:value-type="string" office:string-value="good">
            <text:p>good</text:p>
          </table:table-cell>
          <table:table-cell table:formula="of:=[.B32]/[.D32]" office:value-type="float" office:value="0.0000275296568326314">
            <text:p>2.75296568326314E-005</text:p>
          </table:table-cell>
          <table:table-cell table:formula="of:=[.G32]*100000" office:value-type="float" office:value="2.75296568326314">
            <text:p>2.7529656833</text:p>
          </table:table-cell>
        </table:table-row>
        <table:table-row table:style-name="ro2">
          <table:table-cell table:style-name="ce2" office:value-type="string">
            <text:p>Ohio</text:p>
          </table:table-cell>
          <table:table-cell table:style-name="ce2" office:value-type="float" office:value="316">
            <text:p>316</text:p>
          </table:table-cell>
          <table:table-cell office:value-type="string">
            <text:p>Ohio</text:p>
          </table:table-cell>
          <table:table-cell table:style-name="ce7" office:value-type="float" office:value="11544225">
            <text:p>11,544,225</text:p>
          </table:table-cell>
          <table:table-cell table:formula="of:=[.A33]=[.C33]" office:value-type="boolean" office:boolean-value="true">
            <text:p>TRUE</text:p>
          </table:table-cell>
          <table:table-cell table:formula="of:=IF([.A33]=[.C33];&quot;good&quot;;&quot;bad&quot;)" office:value-type="string" office:string-value="good">
            <text:p>good</text:p>
          </table:table-cell>
          <table:table-cell table:formula="of:=[.B33]/[.D33]" office:value-type="float" office:value="0.0000273729938562355">
            <text:p>0.000027373</text:p>
          </table:table-cell>
          <table:table-cell table:formula="of:=[.G33]*100000" office:value-type="float" office:value="2.73729938562355">
            <text:p>2.7372993856</text:p>
          </table:table-cell>
        </table:table-row>
        <table:table-row table:style-name="ro2">
          <table:table-cell table:style-name="ce2" office:value-type="string">
            <text:p>Virginia</text:p>
          </table:table-cell>
          <table:table-cell table:style-name="ce2" office:value-type="float" office:value="224">
            <text:p>224</text:p>
          </table:table-cell>
          <table:table-cell office:value-type="string">
            <text:p>Virginia</text:p>
          </table:table-cell>
          <table:table-cell table:style-name="ce7" office:value-type="float" office:value="8185867">
            <text:p>8,185,867</text:p>
          </table:table-cell>
          <table:table-cell table:formula="of:=[.A34]=[.C34]" office:value-type="boolean" office:boolean-value="true">
            <text:p>TRUE</text:p>
          </table:table-cell>
          <table:table-cell table:formula="of:=IF([.A34]=[.C34];&quot;good&quot;;&quot;bad&quot;)" office:value-type="string" office:string-value="good">
            <text:p>good</text:p>
          </table:table-cell>
          <table:table-cell table:formula="of:=[.B34]/[.D34]" office:value-type="float" office:value="0.0000273642364333552">
            <text:p>2.73642364333552E-005</text:p>
          </table:table-cell>
          <table:table-cell table:formula="of:=[.G34]*100000" office:value-type="float" office:value="2.73642364333552">
            <text:p>2.7364236433</text:p>
          </table:table-cell>
        </table:table-row>
        <table:table-row table:style-name="ro2">
          <table:table-cell table:style-name="ce2" office:value-type="string">
            <text:p>Iowa</text:p>
          </table:table-cell>
          <table:table-cell table:style-name="ce2" office:value-type="float" office:value="83">
            <text:p>83</text:p>
          </table:table-cell>
          <table:table-cell office:value-type="string">
            <text:p>Iowa</text:p>
          </table:table-cell>
          <table:table-cell table:style-name="ce7" office:value-type="float" office:value="3074186">
            <text:p>3,074,186</text:p>
          </table:table-cell>
          <table:table-cell table:formula="of:=[.A35]=[.C35]" office:value-type="boolean" office:boolean-value="true">
            <text:p>TRUE</text:p>
          </table:table-cell>
          <table:table-cell table:formula="of:=IF([.A35]=[.C35];&quot;good&quot;;&quot;bad&quot;)" office:value-type="string" office:string-value="good">
            <text:p>good</text:p>
          </table:table-cell>
          <table:table-cell table:formula="of:=[.B35]/[.D35]" office:value-type="float" office:value="0.0000269990169755506">
            <text:p>0.000026999</text:p>
          </table:table-cell>
          <table:table-cell table:formula="of:=[.G35]*100000" office:value-type="float" office:value="2.69990169755506">
            <text:p>2.6999016976</text:p>
          </table:table-cell>
        </table:table-row>
        <table:table-row table:style-name="ro2">
          <table:table-cell table:style-name="ce2" office:value-type="string">
            <text:p>Michigan</text:p>
          </table:table-cell>
          <table:table-cell table:style-name="ce2" office:value-type="float" office:value="255">
            <text:p>255</text:p>
          </table:table-cell>
          <table:table-cell office:value-type="string">
            <text:p>Michigan</text:p>
          </table:table-cell>
          <table:table-cell table:style-name="ce7" office:value-type="float" office:value="9883360">
            <text:p>9,883,360</text:p>
          </table:table-cell>
          <table:table-cell table:formula="of:=[.A36]=[.C36]" office:value-type="boolean" office:boolean-value="true">
            <text:p>TRUE</text:p>
          </table:table-cell>
          <table:table-cell table:formula="of:=IF([.A36]=[.C36];&quot;good&quot;;&quot;bad&quot;)" office:value-type="string" office:string-value="good">
            <text:p>good</text:p>
          </table:table-cell>
          <table:table-cell table:formula="of:=[.B36]/[.D36]" office:value-type="float" office:value="0.0000258009421897007">
            <text:p>2.58009421897007E-005</text:p>
          </table:table-cell>
          <table:table-cell table:formula="of:=[.G36]*100000" office:value-type="float" office:value="2.58009421897007">
            <text:p>2.580094219</text:p>
          </table:table-cell>
        </table:table-row>
        <table:table-row table:style-name="ro2">
          <table:table-cell table:style-name="ce2" office:value-type="string">
            <text:p>Connecticut</text:p>
          </table:table-cell>
          <table:table-cell table:style-name="ce2" office:value-type="float" office:value="92">
            <text:p>92</text:p>
          </table:table-cell>
          <table:table-cell office:value-type="string">
            <text:p>Connecticut</text:p>
          </table:table-cell>
          <table:table-cell table:style-name="ce7" office:value-type="float" office:value="3590347">
            <text:p>3,590,347</text:p>
          </table:table-cell>
          <table:table-cell table:formula="of:=[.A37]=[.C37]" office:value-type="boolean" office:boolean-value="true">
            <text:p>TRUE</text:p>
          </table:table-cell>
          <table:table-cell table:formula="of:=IF([.A37]=[.C37];&quot;good&quot;;&quot;bad&quot;)" office:value-type="string" office:string-value="good">
            <text:p>good</text:p>
          </table:table-cell>
          <table:table-cell table:formula="of:=[.B37]/[.D37]" office:value-type="float" office:value="0.0000256242641727944">
            <text:p>2.56242641727944E-005</text:p>
          </table:table-cell>
          <table:table-cell table:formula="of:=[.G37]*100000" office:value-type="float" office:value="2.56242641727944">
            <text:p>2.5624264173</text:p>
          </table:table-cell>
        </table:table-row>
        <table:table-row table:style-name="ro2">
          <table:table-cell table:style-name="ce2" office:value-type="string">
            <text:p>Nevada</text:p>
          </table:table-cell>
          <table:table-cell table:style-name="ce2" office:value-type="float" office:value="70">
            <text:p>70</text:p>
          </table:table-cell>
          <table:table-cell office:value-type="string">
            <text:p>Nevada</text:p>
          </table:table-cell>
          <table:table-cell table:style-name="ce7" office:value-type="float" office:value="2758931">
            <text:p>2,758,931</text:p>
          </table:table-cell>
          <table:table-cell table:formula="of:=[.A38]=[.C38]" office:value-type="boolean" office:boolean-value="true">
            <text:p>TRUE</text:p>
          </table:table-cell>
          <table:table-cell table:formula="of:=IF([.A38]=[.C38];&quot;good&quot;;&quot;bad&quot;)" office:value-type="string" office:string-value="good">
            <text:p>good</text:p>
          </table:table-cell>
          <table:table-cell table:formula="of:=[.B38]/[.D38]" office:value-type="float" office:value="0.0000253721459507324">
            <text:p>2.53721459507324E-005</text:p>
          </table:table-cell>
          <table:table-cell table:formula="of:=[.G38]*100000" office:value-type="float" office:value="2.53721459507324">
            <text:p>2.5372145951</text:p>
          </table:table-cell>
        </table:table-row>
        <table:table-row table:style-name="ro2">
          <table:table-cell table:style-name="ce2" office:value-type="string">
            <text:p>Oregon</text:p>
          </table:table-cell>
          <table:table-cell table:style-name="ce2" office:value-type="float" office:value="97">
            <text:p>97</text:p>
          </table:table-cell>
          <table:table-cell office:value-type="string">
            <text:p>Oregon</text:p>
          </table:table-cell>
          <table:table-cell table:style-name="ce7" office:value-type="float" office:value="3899353">
            <text:p>3,899,353</text:p>
          </table:table-cell>
          <table:table-cell table:formula="of:=[.A39]=[.C39]" office:value-type="boolean" office:boolean-value="true">
            <text:p>TRUE</text:p>
          </table:table-cell>
          <table:table-cell table:formula="of:=IF([.A39]=[.C39];&quot;good&quot;;&quot;bad&quot;)" office:value-type="string" office:string-value="good">
            <text:p>good</text:p>
          </table:table-cell>
          <table:table-cell table:formula="of:=[.B39]/[.D39]" office:value-type="float" office:value="0.0000248759217234244">
            <text:p>2.48759217234244E-005</text:p>
          </table:table-cell>
          <table:table-cell table:formula="of:=[.G39]*100000" office:value-type="float" office:value="2.48759217234244">
            <text:p>2.4875921723</text:p>
          </table:table-cell>
        </table:table-row>
        <table:table-row table:style-name="ro2">
          <table:table-cell table:style-name="ce2" office:value-type="string">
            <text:p>Nebraska</text:p>
          </table:table-cell>
          <table:table-cell table:style-name="ce2" office:value-type="float" office:value="45">
            <text:p>45</text:p>
          </table:table-cell>
          <table:table-cell office:value-type="string">
            <text:p>Nebraska</text:p>
          </table:table-cell>
          <table:table-cell table:style-name="ce7" office:value-type="float" office:value="1855525">
            <text:p>1,855,525</text:p>
          </table:table-cell>
          <table:table-cell table:formula="of:=[.A40]=[.C40]" office:value-type="boolean" office:boolean-value="true">
            <text:p>TRUE</text:p>
          </table:table-cell>
          <table:table-cell table:formula="of:=IF([.A40]=[.C40];&quot;good&quot;;&quot;bad&quot;)" office:value-type="string" office:string-value="good">
            <text:p>good</text:p>
          </table:table-cell>
          <table:table-cell table:formula="of:=[.B40]/[.D40]" office:value-type="float" office:value="0.0000242518963635629">
            <text:p>2.42518963635629E-005</text:p>
          </table:table-cell>
          <table:table-cell table:formula="of:=[.G40]*100000" office:value-type="float" office:value="2.42518963635629">
            <text:p>2.4251896364</text:p>
          </table:table-cell>
        </table:table-row>
        <table:table-row table:style-name="ro2">
          <table:table-cell table:style-name="ce2" office:value-type="string">
            <text:p>Rhode Island</text:p>
          </table:table-cell>
          <table:table-cell table:style-name="ce2" office:value-type="float" office:value="24">
            <text:p>24</text:p>
          </table:table-cell>
          <table:table-cell office:value-type="string">
            <text:p>Rhode Island</text:p>
          </table:table-cell>
          <table:table-cell table:style-name="ce7" office:value-type="float" office:value="1050292">
            <text:p>1,050,292</text:p>
          </table:table-cell>
          <table:table-cell table:formula="of:=[.A41]=[.C41]" office:value-type="boolean" office:boolean-value="true">
            <text:p>TRUE</text:p>
          </table:table-cell>
          <table:table-cell table:formula="of:=IF([.A41]=[.C41];&quot;good&quot;;&quot;bad&quot;)" office:value-type="string" office:string-value="good">
            <text:p>good</text:p>
          </table:table-cell>
          <table:table-cell table:formula="of:=[.B41]/[.D41]" office:value-type="float" office:value="0.0000228507881617683">
            <text:p>2.28507881617683E-005</text:p>
          </table:table-cell>
          <table:table-cell table:formula="of:=[.G41]*100000" office:value-type="float" office:value="2.28507881617683">
            <text:p>2.2850788162</text:p>
          </table:table-cell>
        </table:table-row>
        <table:table-row table:style-name="ro2">
          <table:table-cell table:style-name="ce2" office:value-type="string">
            <text:p>Washington</text:p>
          </table:table-cell>
          <table:table-cell table:style-name="ce2" office:value-type="float" office:value="156">
            <text:p>156</text:p>
          </table:table-cell>
          <table:table-cell office:value-type="string">
            <text:p>Washington</text:p>
          </table:table-cell>
          <table:table-cell table:style-name="ce7" office:value-type="float" office:value="6897012">
            <text:p>6,897,012</text:p>
          </table:table-cell>
          <table:table-cell table:formula="of:=[.A42]=[.C42]" office:value-type="boolean" office:boolean-value="true">
            <text:p>TRUE</text:p>
          </table:table-cell>
          <table:table-cell table:formula="of:=IF([.A42]=[.C42];&quot;good&quot;;&quot;bad&quot;)" office:value-type="string" office:string-value="good">
            <text:p>good</text:p>
          </table:table-cell>
          <table:table-cell table:formula="of:=[.B42]/[.D42]" office:value-type="float" office:value="0.0000226184904419479">
            <text:p>2.26184904419479E-005</text:p>
          </table:table-cell>
          <table:table-cell table:formula="of:=[.G42]*100000" office:value-type="float" office:value="2.26184904419479">
            <text:p>2.2618490442</text:p>
          </table:table-cell>
        </table:table-row>
        <table:table-row table:style-name="ro2">
          <table:table-cell table:style-name="ce2" office:value-type="string">
            <text:p>New Jersey</text:p>
          </table:table-cell>
          <table:table-cell table:style-name="ce2" office:value-type="float" office:value="193">
            <text:p>193</text:p>
          </table:table-cell>
          <table:table-cell office:value-type="string">
            <text:p>New Jersey</text:p>
          </table:table-cell>
          <table:table-cell table:style-name="ce7" office:value-type="float" office:value="8864590">
            <text:p>8,864,590</text:p>
          </table:table-cell>
          <table:table-cell table:formula="of:=[.A43]=[.C43]" office:value-type="boolean" office:boolean-value="true">
            <text:p>TRUE</text:p>
          </table:table-cell>
          <table:table-cell table:formula="of:=IF([.A43]=[.C43];&quot;good&quot;;&quot;bad&quot;)" office:value-type="string" office:string-value="good">
            <text:p>good</text:p>
          </table:table-cell>
          <table:table-cell table:formula="of:=[.B43]/[.D43]" office:value-type="float" office:value="0.0000217720165286832">
            <text:p>0.000021772</text:p>
          </table:table-cell>
          <table:table-cell table:formula="of:=[.G43]*100000" office:value-type="float" office:value="2.17720165286832">
            <text:p>2.1772016529</text:p>
          </table:table-cell>
        </table:table-row>
        <table:table-row table:style-name="ro2">
          <table:table-cell table:style-name="ce2" office:value-type="string">
            <text:p>Illinois</text:p>
          </table:table-cell>
          <table:table-cell table:style-name="ce2" office:value-type="float" office:value="278">
            <text:p>278</text:p>
          </table:table-cell>
          <table:table-cell office:value-type="string">
            <text:p>Illinois</text:p>
          </table:table-cell>
          <table:table-cell table:style-name="ce7" office:value-type="float" office:value="12875255">
            <text:p>12,875,255</text:p>
          </table:table-cell>
          <table:table-cell table:formula="of:=[.A44]=[.C44]" office:value-type="boolean" office:boolean-value="true">
            <text:p>TRUE</text:p>
          </table:table-cell>
          <table:table-cell table:formula="of:=IF([.A44]=[.C44];&quot;good&quot;;&quot;bad&quot;)" office:value-type="string" office:string-value="good">
            <text:p>good</text:p>
          </table:table-cell>
          <table:table-cell table:formula="of:=[.B44]/[.D44]" office:value-type="float" office:value="0.000021591805366185">
            <text:p>2.1591805366185E-005</text:p>
          </table:table-cell>
          <table:table-cell table:formula="of:=[.G44]*100000" office:value-type="float" office:value="2.1591805366185">
            <text:p>2.1591805366</text:p>
          </table:table-cell>
        </table:table-row>
        <table:table-row table:style-name="ro2">
          <table:table-cell table:style-name="ce2" office:value-type="string">
            <text:p>New Hampshire</text:p>
          </table:table-cell>
          <table:table-cell table:style-name="ce2" office:value-type="float" office:value="27">
            <text:p>27</text:p>
          </table:table-cell>
          <table:table-cell office:value-type="string">
            <text:p>New Hampshire</text:p>
          </table:table-cell>
          <table:table-cell table:style-name="ce7" office:value-type="float" office:value="1320718">
            <text:p>1,320,718</text:p>
          </table:table-cell>
          <table:table-cell table:formula="of:=[.A45]=[.C45]" office:value-type="boolean" office:boolean-value="true">
            <text:p>TRUE</text:p>
          </table:table-cell>
          <table:table-cell table:formula="of:=IF([.A45]=[.C45];&quot;good&quot;;&quot;bad&quot;)" office:value-type="string" office:string-value="good">
            <text:p>good</text:p>
          </table:table-cell>
          <table:table-cell table:formula="of:=[.B45]/[.D45]" office:value-type="float" office:value="0.0000204434254700852">
            <text:p>2.04434254700852E-005</text:p>
          </table:table-cell>
          <table:table-cell table:formula="of:=[.G45]*100000" office:value-type="float" office:value="2.04434254700852">
            <text:p>2.044342547</text:p>
          </table:table-cell>
        </table:table-row>
        <table:table-row table:style-name="ro2">
          <table:table-cell table:style-name="ce2" office:value-type="string">
            <text:p>California</text:p>
          </table:table-cell>
          <table:table-cell table:style-name="ce2" office:value-type="float" office:value="774">
            <text:p>774</text:p>
          </table:table-cell>
          <table:table-cell office:value-type="string">
            <text:p>California</text:p>
          </table:table-cell>
          <table:table-cell table:style-name="ce7" office:value-type="float" office:value="38041430">
            <text:p>38,041,430</text:p>
          </table:table-cell>
          <table:table-cell table:formula="of:=[.A46]=[.C46]" office:value-type="boolean" office:boolean-value="true">
            <text:p>TRUE</text:p>
          </table:table-cell>
          <table:table-cell table:formula="of:=IF([.A46]=[.C46];&quot;good&quot;;&quot;bad&quot;)" office:value-type="string" office:string-value="good">
            <text:p>good</text:p>
          </table:table-cell>
          <table:table-cell table:formula="of:=[.B46]/[.D46]" office:value-type="float" office:value="0.0000203462382986129">
            <text:p>2.03462382986129E-005</text:p>
          </table:table-cell>
          <table:table-cell table:formula="of:=[.G46]*100000" office:value-type="float" office:value="2.03462382986129">
            <text:p>2.0346238299</text:p>
          </table:table-cell>
        </table:table-row>
        <table:table-row table:style-name="ro2">
          <table:table-cell table:style-name="ce2" office:value-type="string">
            <text:p>Minnesota</text:p>
          </table:table-cell>
          <table:table-cell table:style-name="ce2" office:value-type="float" office:value="109">
            <text:p>109</text:p>
          </table:table-cell>
          <table:table-cell office:value-type="string">
            <text:p>Minnesota</text:p>
          </table:table-cell>
          <table:table-cell table:style-name="ce7" office:value-type="float" office:value="5379139">
            <text:p>5,379,139</text:p>
          </table:table-cell>
          <table:table-cell table:formula="of:=[.A47]=[.C47]" office:value-type="boolean" office:boolean-value="true">
            <text:p>TRUE</text:p>
          </table:table-cell>
          <table:table-cell table:formula="of:=IF([.A47]=[.C47];&quot;good&quot;;&quot;bad&quot;)" office:value-type="string" office:string-value="good">
            <text:p>good</text:p>
          </table:table-cell>
          <table:table-cell table:formula="of:=[.B47]/[.D47]" office:value-type="float" office:value="0.0000202634659561688">
            <text:p>2.02634659561688E-005</text:p>
          </table:table-cell>
          <table:table-cell table:formula="of:=[.G47]*100000" office:value-type="float" office:value="2.02634659561688">
            <text:p>2.0263465956</text:p>
          </table:table-cell>
        </table:table-row>
        <table:table-row table:style-name="ro2">
          <table:table-cell table:style-name="ce2" office:value-type="string">
            <text:p>Utah</text:p>
          </table:table-cell>
          <table:table-cell table:style-name="ce2" office:value-type="float" office:value="53">
            <text:p>53</text:p>
          </table:table-cell>
          <table:table-cell office:value-type="string">
            <text:p>Utah</text:p>
          </table:table-cell>
          <table:table-cell table:style-name="ce7" office:value-type="float" office:value="2855287">
            <text:p>2,855,287</text:p>
          </table:table-cell>
          <table:table-cell table:formula="of:=[.A48]=[.C48]" office:value-type="boolean" office:boolean-value="true">
            <text:p>TRUE</text:p>
          </table:table-cell>
          <table:table-cell table:formula="of:=IF([.A48]=[.C48];&quot;good&quot;;&quot;bad&quot;)" office:value-type="string" office:string-value="good">
            <text:p>good</text:p>
          </table:table-cell>
          <table:table-cell table:formula="of:=[.B48]/[.D48]" office:value-type="float" office:value="0.000018562056984114">
            <text:p>1.8562056984114E-005</text:p>
          </table:table-cell>
          <table:table-cell table:formula="of:=[.G48]*100000" office:value-type="float" office:value="1.8562056984114">
            <text:p>1.8562056984</text:p>
          </table:table-cell>
        </table:table-row>
        <table:table-row table:style-name="ro2">
          <table:table-cell table:style-name="ce2" office:value-type="string">
            <text:p>Maine</text:p>
          </table:table-cell>
          <table:table-cell table:style-name="ce2" office:value-type="float" office:value="23">
            <text:p>23</text:p>
          </table:table-cell>
          <table:table-cell office:value-type="string">
            <text:p>Maine</text:p>
          </table:table-cell>
          <table:table-cell table:style-name="ce7" office:value-type="float" office:value="1329192">
            <text:p>1,329,192</text:p>
          </table:table-cell>
          <table:table-cell table:formula="of:=[.A49]=[.C49]" office:value-type="boolean" office:boolean-value="true">
            <text:p>TRUE</text:p>
          </table:table-cell>
          <table:table-cell table:formula="of:=IF([.A49]=[.C49];&quot;good&quot;;&quot;bad&quot;)" office:value-type="string" office:string-value="good">
            <text:p>good</text:p>
          </table:table-cell>
          <table:table-cell table:formula="of:=[.B49]/[.D49]" office:value-type="float" office:value="0.0000173037454333159">
            <text:p>1.73037454333159E-005</text:p>
          </table:table-cell>
          <table:table-cell table:formula="of:=[.G49]*100000" office:value-type="float" office:value="1.73037454333159">
            <text:p>1.7303745433</text:p>
          </table:table-cell>
        </table:table-row>
        <table:table-row table:style-name="ro2">
          <table:table-cell table:style-name="ce2" office:value-type="string">
            <text:p>Massachusetts</text:p>
          </table:table-cell>
          <table:table-cell table:style-name="ce2" office:value-type="float" office:value="114">
            <text:p>114</text:p>
          </table:table-cell>
          <table:table-cell office:value-type="string">
            <text:p>Massachusetts</text:p>
          </table:table-cell>
          <table:table-cell table:style-name="ce7" office:value-type="float" office:value="6646144">
            <text:p>6,646,144</text:p>
          </table:table-cell>
          <table:table-cell table:formula="of:=[.A50]=[.C50]" office:value-type="boolean" office:boolean-value="true">
            <text:p>TRUE</text:p>
          </table:table-cell>
          <table:table-cell table:formula="of:=IF([.A50]=[.C50];&quot;good&quot;;&quot;bad&quot;)" office:value-type="string" office:string-value="good">
            <text:p>good</text:p>
          </table:table-cell>
          <table:table-cell table:formula="of:=[.B50]/[.D50]" office:value-type="float" office:value="0.0000171528031893381">
            <text:p>1.71528031893381E-005</text:p>
          </table:table-cell>
          <table:table-cell table:formula="of:=[.G50]*100000" office:value-type="float" office:value="1.71528031893381">
            <text:p>1.7152803189</text:p>
          </table:table-cell>
        </table:table-row>
        <table:table-row table:style-name="ro2">
          <table:table-cell table:style-name="ce2" office:value-type="string">
            <text:p>New York</text:p>
          </table:table-cell>
          <table:table-cell table:style-name="ce2" office:value-type="float" office:value="315">
            <text:p>315</text:p>
          </table:table-cell>
          <table:table-cell office:value-type="string">
            <text:p>New York</text:p>
          </table:table-cell>
          <table:table-cell table:style-name="ce7" office:value-type="float" office:value="19570261">
            <text:p>19,570,261</text:p>
          </table:table-cell>
          <table:table-cell table:formula="of:=[.A51]=[.C51]" office:value-type="boolean" office:boolean-value="true">
            <text:p>TRUE</text:p>
          </table:table-cell>
          <table:table-cell table:formula="of:=IF([.A51]=[.C51];&quot;good&quot;;&quot;bad&quot;)" office:value-type="string" office:string-value="good">
            <text:p>good</text:p>
          </table:table-cell>
          <table:table-cell table:formula="of:=[.B51]/[.D51]" office:value-type="float" office:value="0.0000160958507400591">
            <text:p>1.60958507400591E-005</text:p>
          </table:table-cell>
          <table:table-cell table:formula="of:=[.G51]*100000" office:value-type="float" office:value="1.60958507400591">
            <text:p>1.609585074</text:p>
          </table:table-cell>
        </table:table-row>
        <table:table-row table:style-name="ro2">
          <table:table-cell table:style-name="ce2" office:value-type="string">
            <text:p>Dist. of Columbia</text:p>
          </table:table-cell>
          <table:table-cell table:style-name="ce2" office:value-type="float" office:value="8">
            <text:p>8</text:p>
          </table:table-cell>
          <table:table-cell office:value-type="string">
            <text:p>District of Columbia</text:p>
          </table:table-cell>
          <table:table-cell table:style-name="ce7" office:value-type="float" office:value="632323">
            <text:p>632,323</text:p>
          </table:table-cell>
          <table:table-cell table:formula="of:=[.A52]=[.C52]" office:value-type="boolean" office:boolean-value="false">
            <text:p>FALSE</text:p>
          </table:table-cell>
          <table:table-cell table:formula="of:=IF([.A52]=[.C52];&quot;good&quot;;&quot;bad&quot;)" office:value-type="string" office:string-value="bad">
            <text:p>bad</text:p>
          </table:table-cell>
          <table:table-cell table:formula="of:=[.B52]/[.D52]" office:value-type="float" office:value="0.0000126517618369093">
            <text:p>1.26517618369093E-005</text:p>
          </table:table-cell>
          <table:table-cell table:formula="of:=[.G52]*100000" office:value-type="float" office:value="1.26517618369093">
            <text:p>1.2651761837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style-name="ce1"/>
          <table:table-cell table:style-name="ce1" table:formula="of:=SUM([.A3:.B54])" office:value-type="float" office:value="9815">
            <text:p>9815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table:formula="of:=[.B55]-[.B33]" office:value-type="float" office:value="9499">
            <text:p>9499</text:p>
          </table:table-cell>
          <table:table-cell table:number-columns-repeated="6"/>
        </table:table-row>
        <table:table-row table:style-name="ro1" table:number-rows-repeated="1048519">
          <table:table-cell table:number-columns-repeated="8"/>
        </table:table-row>
        <table:table-row table:style-name="ro1">
          <table:table-cell table:number-columns-repeated="8"/>
        </table:table-row>
        <table:named-expressions/>
      </table:table>
      <table:table table:name="Sheet2" table:style-name="ta1" table:print="false">
        <table:table-column table:style-name="co1" table:number-columns-repeated="2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>
            <text:p>state</text:p>
          </table:table-cell>
          <table:table-cell table:style-name="ce1" office:value-type="string">
            <text:p>drunk driving deaths</text:p>
          </table:table-cell>
          <table:table-cell office:value-type="string">
            <text:p>formula to vlookup another sheet</text:p>
          </table:table-cell>
          <table:table-cell office:value-type="string">
            <text:p>deaths per 100,000</text:p>
          </table:table-cell>
        </table:table-row>
        <table:table-row table:style-name="ro2">
          <table:table-cell office:value-type="string">
            <text:p>Alabama</text:p>
          </table:table-cell>
          <table:table-cell office:value-type="float" office:value="259">
            <text:p>259</text:p>
          </table:table-cell>
          <table:table-cell table:formula="of:=VLOOKUP([.A2];stpop;2;0)" office:value-type="float" office:value="4822023">
            <text:p>4822023</text:p>
          </table:table-cell>
          <table:table-cell table:formula="of:=100000*[.B2]/[.C2]" office:value-type="float" office:value="5.37118964384865">
            <text:p>5.3711896438</text:p>
          </table:table-cell>
        </table:table-row>
        <table:table-row table:style-name="ro2">
          <table:table-cell office:value-type="string">
            <text:p>Alaska</text:p>
          </table:table-cell>
          <table:table-cell office:value-type="float" office:value="21">
            <text:p>21</text:p>
          </table:table-cell>
          <table:table-cell table:formula="of:=VLOOKUP([.A3];stpop;2;0)" office:value-type="float" office:value="731449">
            <text:p>731449</text:p>
          </table:table-cell>
          <table:table-cell table:formula="of:=100000*[.B3]/[.C3]" office:value-type="float" office:value="2.87101356348836">
            <text:p>2.8710135635</text:p>
          </table:table-cell>
        </table:table-row>
        <table:table-row table:style-name="ro2">
          <table:table-cell office:value-type="string">
            <text:p>Arizona</text:p>
          </table:table-cell>
          <table:table-cell office:value-type="float" office:value="215">
            <text:p>215</text:p>
          </table:table-cell>
          <table:table-cell table:formula="of:=VLOOKUP([.A4];stpop;2;0)" office:value-type="float" office:value="6553255">
            <text:p>6553255</text:p>
          </table:table-cell>
          <table:table-cell table:formula="of:=100000*[.B4]/[.C4]" office:value-type="float" office:value="3.28081235965944">
            <text:p>3.2808123597</text:p>
          </table:table-cell>
        </table:table-row>
        <table:table-row table:style-name="ro2">
          <table:table-cell office:value-type="string">
            <text:p>Arkansas</text:p>
          </table:table-cell>
          <table:table-cell office:value-type="float" office:value="156">
            <text:p>156</text:p>
          </table:table-cell>
          <table:table-cell table:formula="of:=VLOOKUP([.A5];stpop;2;0)" office:value-type="float" office:value="2949131">
            <text:p>2949131</text:p>
          </table:table-cell>
          <table:table-cell table:formula="of:=100000*[.B5]/[.C5]" office:value-type="float" office:value="5.28969381149905">
            <text:p>5.2896938115</text:p>
          </table:table-cell>
        </table:table-row>
        <table:table-row table:style-name="ro2">
          <table:table-cell office:value-type="string">
            <text:p>California</text:p>
          </table:table-cell>
          <table:table-cell office:value-type="float" office:value="774">
            <text:p>774</text:p>
          </table:table-cell>
          <table:table-cell table:formula="of:=VLOOKUP([.A6];stpop;2;0)" office:value-type="float" office:value="38041430">
            <text:p>38041430</text:p>
          </table:table-cell>
          <table:table-cell table:formula="of:=100000*[.B6]/[.C6]" office:value-type="float" office:value="2.03462382986129">
            <text:p>2.0346238299</text:p>
          </table:table-cell>
        </table:table-row>
        <table:table-row table:style-name="ro2">
          <table:table-cell office:value-type="string">
            <text:p>Colorado</text:p>
          </table:table-cell>
          <table:table-cell office:value-type="float" office:value="161">
            <text:p>161</text:p>
          </table:table-cell>
          <table:table-cell table:formula="of:=VLOOKUP([.A7];stpop;2;0)" office:value-type="float" office:value="5187582">
            <text:p>5187582</text:p>
          </table:table-cell>
          <table:table-cell table:formula="of:=100000*[.B7]/[.C7]" office:value-type="float" office:value="3.10356539906261">
            <text:p>3.1035653991</text:p>
          </table:table-cell>
        </table:table-row>
        <table:table-row table:style-name="ro2">
          <table:table-cell office:value-type="string">
            <text:p>Connecticut</text:p>
          </table:table-cell>
          <table:table-cell office:value-type="float" office:value="92">
            <text:p>92</text:p>
          </table:table-cell>
          <table:table-cell table:formula="of:=VLOOKUP([.A8];stpop;2;0)" office:value-type="float" office:value="3590347">
            <text:p>3590347</text:p>
          </table:table-cell>
          <table:table-cell table:formula="of:=100000*[.B8]/[.C8]" office:value-type="float" office:value="2.56242641727944">
            <text:p>2.5624264173</text:p>
          </table:table-cell>
        </table:table-row>
        <table:table-row table:style-name="ro2">
          <table:table-cell office:value-type="string">
            <text:p>Delaware</text:p>
          </table:table-cell>
          <table:table-cell office:value-type="float" office:value="41">
            <text:p>41</text:p>
          </table:table-cell>
          <table:table-cell table:formula="of:=VLOOKUP([.A9];stpop;2;0)" office:value-type="float" office:value="917092">
            <text:p>917092</text:p>
          </table:table-cell>
          <table:table-cell table:formula="of:=100000*[.B9]/[.C9]" office:value-type="float" office:value="4.47065288978641">
            <text:p>4.4706528898</text:p>
          </table:table-cell>
        </table:table-row>
        <table:table-row table:style-name="ro2">
          <table:table-cell office:value-type="string">
            <text:p>Dist. of Columbia</text:p>
          </table:table-cell>
          <table:table-cell office:value-type="float" office:value="8">
            <text:p>8</text:p>
          </table:table-cell>
          <table:table-cell table:formula="of:=VLOOKUP([.A10];stpop;2;0)" office:value-type="float" office:value="0">
            <text:p>#N/A</text:p>
          </table:table-cell>
          <table:table-cell table:formula="of:=100000*[.B10]/[.C10]" office:value-type="float" office:value="0">
            <text:p>#N/A</text:p>
          </table:table-cell>
        </table:table-row>
        <table:table-row table:style-name="ro2">
          <table:table-cell office:value-type="string">
            <text:p>Florida</text:p>
          </table:table-cell>
          <table:table-cell office:value-type="float" office:value="716">
            <text:p>716</text:p>
          </table:table-cell>
          <table:table-cell table:formula="of:=VLOOKUP([.A11];stpop;2;0)" office:value-type="float" office:value="19317568">
            <text:p>19317568</text:p>
          </table:table-cell>
          <table:table-cell table:formula="of:=100000*[.B11]/[.C11]" office:value-type="float" office:value="3.7064707110129">
            <text:p>3.706470711</text:p>
          </table:table-cell>
        </table:table-row>
        <table:table-row table:style-name="ro2">
          <table:table-cell office:value-type="string">
            <text:p>Georgia</text:p>
          </table:table-cell>
          <table:table-cell office:value-type="float" office:value="277">
            <text:p>277</text:p>
          </table:table-cell>
          <table:table-cell table:formula="of:=VLOOKUP([.A12];stpop;2;0)" office:value-type="float" office:value="9919945">
            <text:p>9919945</text:p>
          </table:table-cell>
          <table:table-cell table:formula="of:=100000*[.B12]/[.C12]" office:value-type="float" office:value="2.79235419147989">
            <text:p>2.7923541915</text:p>
          </table:table-cell>
        </table:table-row>
        <table:table-row table:style-name="ro2">
          <table:table-cell office:value-type="string">
            <text:p>Hawaii</text:p>
          </table:table-cell>
          <table:table-cell office:value-type="float" office:value="44">
            <text:p>44</text:p>
          </table:table-cell>
          <table:table-cell table:formula="of:=VLOOKUP([.A13];stpop;2;0)" office:value-type="float" office:value="1392313">
            <text:p>1392313</text:p>
          </table:table-cell>
          <table:table-cell table:formula="of:=100000*[.B13]/[.C13]" office:value-type="float" office:value="3.16020894726976">
            <text:p>3.1602089473</text:p>
          </table:table-cell>
        </table:table-row>
        <table:table-row table:style-name="ro2">
          <table:table-cell office:value-type="string">
            <text:p>Idaho</text:p>
          </table:table-cell>
          <table:table-cell office:value-type="float" office:value="50">
            <text:p>50</text:p>
          </table:table-cell>
          <table:table-cell table:formula="of:=VLOOKUP([.A14];stpop;2;0)" office:value-type="float" office:value="1595728">
            <text:p>1595728</text:p>
          </table:table-cell>
          <table:table-cell table:formula="of:=100000*[.B14]/[.C14]" office:value-type="float" office:value="3.1333660874535">
            <text:p>3.1333660875</text:p>
          </table:table-cell>
        </table:table-row>
        <table:table-row table:style-name="ro2">
          <table:table-cell office:value-type="string">
            <text:p>Illinois</text:p>
          </table:table-cell>
          <table:table-cell office:value-type="float" office:value="278">
            <text:p>278</text:p>
          </table:table-cell>
          <table:table-cell table:formula="of:=VLOOKUP([.A15];stpop;2;0)" office:value-type="float" office:value="12875255">
            <text:p>12875255</text:p>
          </table:table-cell>
          <table:table-cell table:formula="of:=100000*[.B15]/[.C15]" office:value-type="float" office:value="2.1591805366185">
            <text:p>2.1591805366</text:p>
          </table:table-cell>
        </table:table-row>
        <table:table-row table:style-name="ro2">
          <table:table-cell office:value-type="string">
            <text:p>Indiana</text:p>
          </table:table-cell>
          <table:table-cell office:value-type="float" office:value="207">
            <text:p>207</text:p>
          </table:table-cell>
          <table:table-cell table:formula="of:=VLOOKUP([.A16];stpop;2;0)" office:value-type="float" office:value="6537334">
            <text:p>6537334</text:p>
          </table:table-cell>
          <table:table-cell table:formula="of:=100000*[.B16]/[.C16]" office:value-type="float" office:value="3.16642839420473">
            <text:p>3.1664283942</text:p>
          </table:table-cell>
        </table:table-row>
        <table:table-row table:style-name="ro2">
          <table:table-cell office:value-type="string">
            <text:p>Iowa</text:p>
          </table:table-cell>
          <table:table-cell office:value-type="float" office:value="83">
            <text:p>83</text:p>
          </table:table-cell>
          <table:table-cell table:formula="of:=VLOOKUP([.A17];stpop;2;0)" office:value-type="float" office:value="3074186">
            <text:p>3074186</text:p>
          </table:table-cell>
          <table:table-cell table:formula="of:=100000*[.B17]/[.C17]" office:value-type="float" office:value="2.69990169755506">
            <text:p>2.6999016976</text:p>
          </table:table-cell>
        </table:table-row>
        <table:table-row table:style-name="ro2">
          <table:table-cell office:value-type="string">
            <text:p>Kansas</text:p>
          </table:table-cell>
          <table:table-cell office:value-type="float" office:value="108">
            <text:p>108</text:p>
          </table:table-cell>
          <table:table-cell table:formula="of:=VLOOKUP([.A18];stpop;2;0)" office:value-type="float" office:value="2885905">
            <text:p>2885905</text:p>
          </table:table-cell>
          <table:table-cell table:formula="of:=100000*[.B18]/[.C18]" office:value-type="float" office:value="3.74232693037366">
            <text:p>3.7423269304</text:p>
          </table:table-cell>
        </table:table-row>
        <table:table-row table:style-name="ro2">
          <table:table-cell office:value-type="string">
            <text:p>Kentucky</text:p>
          </table:table-cell>
          <table:table-cell office:value-type="float" office:value="171">
            <text:p>171</text:p>
          </table:table-cell>
          <table:table-cell table:formula="of:=VLOOKUP([.A19];stpop;2;0)" office:value-type="float" office:value="4380415">
            <text:p>4380415</text:p>
          </table:table-cell>
          <table:table-cell table:formula="of:=100000*[.B19]/[.C19]" office:value-type="float" office:value="3.9037397141595">
            <text:p>3.9037397142</text:p>
          </table:table-cell>
        </table:table-row>
        <table:table-row table:style-name="ro2">
          <table:table-cell office:value-type="string">
            <text:p>Louisiana</text:p>
          </table:table-cell>
          <table:table-cell office:value-type="float" office:value="226">
            <text:p>226</text:p>
          </table:table-cell>
          <table:table-cell table:formula="of:=VLOOKUP([.A20];stpop;2;0)" office:value-type="float" office:value="4601893">
            <text:p>4601893</text:p>
          </table:table-cell>
          <table:table-cell table:formula="of:=100000*[.B20]/[.C20]" office:value-type="float" office:value="4.91102248574663">
            <text:p>4.9110224857</text:p>
          </table:table-cell>
        </table:table-row>
        <table:table-row table:style-name="ro2">
          <table:table-cell office:value-type="string">
            <text:p>Maine</text:p>
          </table:table-cell>
          <table:table-cell office:value-type="float" office:value="23">
            <text:p>23</text:p>
          </table:table-cell>
          <table:table-cell table:formula="of:=VLOOKUP([.A21];stpop;2;0)" office:value-type="float" office:value="1329192">
            <text:p>1329192</text:p>
          </table:table-cell>
          <table:table-cell table:formula="of:=100000*[.B21]/[.C21]" office:value-type="float" office:value="1.73037454333159">
            <text:p>1.7303745433</text:p>
          </table:table-cell>
        </table:table-row>
        <table:table-row table:style-name="ro2">
          <table:table-cell office:value-type="string">
            <text:p>Maryland</text:p>
          </table:table-cell>
          <table:table-cell office:value-type="float" office:value="162">
            <text:p>162</text:p>
          </table:table-cell>
          <table:table-cell table:formula="of:=VLOOKUP([.A22];stpop;2;0)" office:value-type="float" office:value="5884563">
            <text:p>5884563</text:p>
          </table:table-cell>
          <table:table-cell table:formula="of:=100000*[.B22]/[.C22]" office:value-type="float" office:value="2.75296568326314">
            <text:p>2.7529656833</text:p>
          </table:table-cell>
        </table:table-row>
        <table:table-row table:style-name="ro2">
          <table:table-cell office:value-type="string">
            <text:p>Massachusetts</text:p>
          </table:table-cell>
          <table:table-cell office:value-type="float" office:value="114">
            <text:p>114</text:p>
          </table:table-cell>
          <table:table-cell table:formula="of:=VLOOKUP([.A23];stpop;2;0)" office:value-type="float" office:value="6646144">
            <text:p>6646144</text:p>
          </table:table-cell>
          <table:table-cell table:formula="of:=100000*[.B23]/[.C23]" office:value-type="float" office:value="1.71528031893381">
            <text:p>1.7152803189</text:p>
          </table:table-cell>
        </table:table-row>
        <table:table-row table:style-name="ro2">
          <table:table-cell office:value-type="string">
            <text:p>Michigan</text:p>
          </table:table-cell>
          <table:table-cell office:value-type="float" office:value="255">
            <text:p>255</text:p>
          </table:table-cell>
          <table:table-cell table:formula="of:=VLOOKUP([.A24];stpop;2;0)" office:value-type="float" office:value="9883360">
            <text:p>9883360</text:p>
          </table:table-cell>
          <table:table-cell table:formula="of:=100000*[.B24]/[.C24]" office:value-type="float" office:value="2.58009421897007">
            <text:p>2.580094219</text:p>
          </table:table-cell>
        </table:table-row>
        <table:table-row table:style-name="ro2">
          <table:table-cell office:value-type="string">
            <text:p>Minnesota</text:p>
          </table:table-cell>
          <table:table-cell office:value-type="float" office:value="109">
            <text:p>109</text:p>
          </table:table-cell>
          <table:table-cell table:formula="of:=VLOOKUP([.A25];stpop;2;0)" office:value-type="float" office:value="5379139">
            <text:p>5379139</text:p>
          </table:table-cell>
          <table:table-cell table:formula="of:=100000*[.B25]/[.C25]" office:value-type="float" office:value="2.02634659561688">
            <text:p>2.0263465956</text:p>
          </table:table-cell>
        </table:table-row>
        <table:table-row table:style-name="ro2">
          <table:table-cell office:value-type="string">
            <text:p>Mississippi</text:p>
          </table:table-cell>
          <table:table-cell office:value-type="float" office:value="149">
            <text:p>149</text:p>
          </table:table-cell>
          <table:table-cell table:formula="of:=VLOOKUP([.A26];stpop;2;0)" office:value-type="float" office:value="2984926">
            <text:p>2984926</text:p>
          </table:table-cell>
          <table:table-cell table:formula="of:=100000*[.B26]/[.C26]" office:value-type="float" office:value="4.99174853915977">
            <text:p>4.9917485392</text:p>
          </table:table-cell>
        </table:table-row>
        <table:table-row table:style-name="ro2">
          <table:table-cell office:value-type="string">
            <text:p>Missouri</text:p>
          </table:table-cell>
          <table:table-cell office:value-type="float" office:value="258">
            <text:p>258</text:p>
          </table:table-cell>
          <table:table-cell table:formula="of:=VLOOKUP([.A27];stpop;2;0)" office:value-type="float" office:value="6021988">
            <text:p>6021988</text:p>
          </table:table-cell>
          <table:table-cell table:formula="of:=100000*[.B27]/[.C27]" office:value-type="float" office:value="4.28429947054029">
            <text:p>4.2842994705</text:p>
          </table:table-cell>
        </table:table-row>
        <table:table-row table:style-name="ro2">
          <table:table-cell office:value-type="string">
            <text:p>Montana</text:p>
          </table:table-cell>
          <table:table-cell office:value-type="float" office:value="81">
            <text:p>81</text:p>
          </table:table-cell>
          <table:table-cell table:formula="of:=VLOOKUP([.A28];stpop;2;0)" office:value-type="float" office:value="1005141">
            <text:p>1005141</text:p>
          </table:table-cell>
          <table:table-cell table:formula="of:=100000*[.B28]/[.C28]" office:value-type="float" office:value="8.05857088706958">
            <text:p>8.0585708871</text:p>
          </table:table-cell>
        </table:table-row>
        <table:table-row table:style-name="ro2">
          <table:table-cell office:value-type="string">
            <text:p>Nebraska</text:p>
          </table:table-cell>
          <table:table-cell office:value-type="float" office:value="45">
            <text:p>45</text:p>
          </table:table-cell>
          <table:table-cell table:formula="of:=VLOOKUP([.A29];stpop;2;0)" office:value-type="float" office:value="1855525">
            <text:p>1855525</text:p>
          </table:table-cell>
          <table:table-cell table:formula="of:=100000*[.B29]/[.C29]" office:value-type="float" office:value="2.42518963635629">
            <text:p>2.4251896364</text:p>
          </table:table-cell>
        </table:table-row>
        <table:table-row table:style-name="ro2">
          <table:table-cell office:value-type="string">
            <text:p>Nevada</text:p>
          </table:table-cell>
          <table:table-cell office:value-type="float" office:value="70">
            <text:p>70</text:p>
          </table:table-cell>
          <table:table-cell table:formula="of:=VLOOKUP([.A30];stpop;2;0)" office:value-type="float" office:value="2758931">
            <text:p>2758931</text:p>
          </table:table-cell>
          <table:table-cell table:formula="of:=100000*[.B30]/[.C30]" office:value-type="float" office:value="2.53721459507324">
            <text:p>2.5372145951</text:p>
          </table:table-cell>
        </table:table-row>
        <table:table-row table:style-name="ro2">
          <table:table-cell office:value-type="string">
            <text:p>New Hampshire</text:p>
          </table:table-cell>
          <table:table-cell office:value-type="float" office:value="27">
            <text:p>27</text:p>
          </table:table-cell>
          <table:table-cell table:formula="of:=VLOOKUP([.A31];stpop;2;0)" office:value-type="float" office:value="1320718">
            <text:p>1320718</text:p>
          </table:table-cell>
          <table:table-cell table:formula="of:=100000*[.B31]/[.C31]" office:value-type="float" office:value="2.04434254700852">
            <text:p>2.044342547</text:p>
          </table:table-cell>
        </table:table-row>
        <table:table-row table:style-name="ro2">
          <table:table-cell office:value-type="string">
            <text:p>New Jersey</text:p>
          </table:table-cell>
          <table:table-cell office:value-type="float" office:value="193">
            <text:p>193</text:p>
          </table:table-cell>
          <table:table-cell table:formula="of:=VLOOKUP([.A32];stpop;2;0)" office:value-type="float" office:value="8864590">
            <text:p>8864590</text:p>
          </table:table-cell>
          <table:table-cell table:formula="of:=100000*[.B32]/[.C32]" office:value-type="float" office:value="2.17720165286832">
            <text:p>2.1772016529</text:p>
          </table:table-cell>
        </table:table-row>
        <table:table-row table:style-name="ro2">
          <table:table-cell office:value-type="string">
            <text:p>New Mexico</text:p>
          </table:table-cell>
          <table:table-cell office:value-type="float" office:value="105">
            <text:p>105</text:p>
          </table:table-cell>
          <table:table-cell table:formula="of:=VLOOKUP([.A33];stpop;2;0)" office:value-type="float" office:value="2085538">
            <text:p>2085538</text:p>
          </table:table-cell>
          <table:table-cell table:formula="of:=100000*[.B33]/[.C33]" office:value-type="float" office:value="5.03467210858781">
            <text:p>5.0346721086</text:p>
          </table:table-cell>
        </table:table-row>
        <table:table-row table:style-name="ro2">
          <table:table-cell office:value-type="string">
            <text:p>New York</text:p>
          </table:table-cell>
          <table:table-cell office:value-type="float" office:value="315">
            <text:p>315</text:p>
          </table:table-cell>
          <table:table-cell table:formula="of:=VLOOKUP([.A34];stpop;2;0)" office:value-type="float" office:value="19570261">
            <text:p>19570261</text:p>
          </table:table-cell>
          <table:table-cell table:formula="of:=100000*[.B34]/[.C34]" office:value-type="float" office:value="1.60958507400591">
            <text:p>1.609585074</text:p>
          </table:table-cell>
        </table:table-row>
        <table:table-row table:style-name="ro2">
          <table:table-cell office:value-type="string">
            <text:p>North Carolina</text:p>
          </table:table-cell>
          <table:table-cell office:value-type="float" office:value="365">
            <text:p>365</text:p>
          </table:table-cell>
          <table:table-cell table:formula="of:=VLOOKUP([.A35];stpop;2;0)" office:value-type="float" office:value="9752073">
            <text:p>9752073</text:p>
          </table:table-cell>
          <table:table-cell table:formula="of:=100000*[.B35]/[.C35]" office:value-type="float" office:value="3.7427939680107">
            <text:p>3.742793968</text:p>
          </table:table-cell>
        </table:table-row>
        <table:table-row table:style-name="ro2">
          <table:table-cell office:value-type="string">
            <text:p>North Dakota</text:p>
          </table:table-cell>
          <table:table-cell office:value-type="float" office:value="64">
            <text:p>64</text:p>
          </table:table-cell>
          <table:table-cell table:formula="of:=VLOOKUP([.A36];stpop;2;0)" office:value-type="float" office:value="699628">
            <text:p>699628</text:p>
          </table:table-cell>
          <table:table-cell table:formula="of:=100000*[.B36]/[.C36]" office:value-type="float" office:value="9.1477185018324">
            <text:p>9.1477185018</text:p>
          </table:table-cell>
        </table:table-row>
        <table:table-row table:style-name="ro2">
          <table:table-cell office:value-type="string">
            <text:p>Ohio</text:p>
          </table:table-cell>
          <table:table-cell office:value-type="float" office:value="316">
            <text:p>316</text:p>
          </table:table-cell>
          <table:table-cell table:formula="of:=VLOOKUP([.A37];stpop;2;0)" office:value-type="float" office:value="11544225">
            <text:p>11544225</text:p>
          </table:table-cell>
          <table:table-cell table:formula="of:=100000*[.B37]/[.C37]" office:value-type="float" office:value="2.73729938562355">
            <text:p>2.7372993856</text:p>
          </table:table-cell>
        </table:table-row>
        <table:table-row table:style-name="ro2">
          <table:table-cell office:value-type="string">
            <text:p>Oklahoma</text:p>
          </table:table-cell>
          <table:table-cell office:value-type="float" office:value="220">
            <text:p>220</text:p>
          </table:table-cell>
          <table:table-cell table:formula="of:=VLOOKUP([.A38];stpop;2;0)" office:value-type="float" office:value="3814820">
            <text:p>3814820</text:p>
          </table:table-cell>
          <table:table-cell table:formula="of:=100000*[.B38]/[.C38]" office:value-type="float" office:value="5.76698245264521">
            <text:p>5.7669824526</text:p>
          </table:table-cell>
        </table:table-row>
        <table:table-row table:style-name="ro2">
          <table:table-cell office:value-type="string">
            <text:p>Oregon</text:p>
          </table:table-cell>
          <table:table-cell office:value-type="float" office:value="97">
            <text:p>97</text:p>
          </table:table-cell>
          <table:table-cell table:formula="of:=VLOOKUP([.A39];stpop;2;0)" office:value-type="float" office:value="3899353">
            <text:p>3899353</text:p>
          </table:table-cell>
          <table:table-cell table:formula="of:=100000*[.B39]/[.C39]" office:value-type="float" office:value="2.48759217234244">
            <text:p>2.4875921723</text:p>
          </table:table-cell>
        </table:table-row>
        <table:table-row table:style-name="ro2">
          <table:table-cell office:value-type="string">
            <text:p>Pennsylvania</text:p>
          </table:table-cell>
          <table:table-cell office:value-type="float" office:value="407">
            <text:p>407</text:p>
          </table:table-cell>
          <table:table-cell table:formula="of:=VLOOKUP([.A40];stpop;2;0)" office:value-type="float" office:value="12763536">
            <text:p>12763536</text:p>
          </table:table-cell>
          <table:table-cell table:formula="of:=100000*[.B40]/[.C40]" office:value-type="float" office:value="3.18877151284722">
            <text:p>3.1887715128</text:p>
          </table:table-cell>
        </table:table-row>
        <table:table-row table:style-name="ro2">
          <table:table-cell office:value-type="string">
            <text:p>Puerto Rico</text:p>
          </table:table-cell>
          <table:table-cell office:value-type="float" office:value="101">
            <text:p>101</text:p>
          </table:table-cell>
          <table:table-cell table:formula="of:=VLOOKUP([.A41];stpop;2;0)" office:value-type="float" office:value="0">
            <text:p>#N/A</text:p>
          </table:table-cell>
          <table:table-cell table:formula="of:=100000*[.B41]/[.C41]" office:value-type="float" office:value="0">
            <text:p>#N/A</text:p>
          </table:table-cell>
        </table:table-row>
        <table:table-row table:style-name="ro2">
          <table:table-cell office:value-type="string">
            <text:p>Rhode Island</text:p>
          </table:table-cell>
          <table:table-cell office:value-type="float" office:value="24">
            <text:p>24</text:p>
          </table:table-cell>
          <table:table-cell table:formula="of:=VLOOKUP([.A42];stpop;2;0)" office:value-type="float" office:value="1050292">
            <text:p>1050292</text:p>
          </table:table-cell>
          <table:table-cell table:formula="of:=100000*[.B42]/[.C42]" office:value-type="float" office:value="2.28507881617683">
            <text:p>2.2850788162</text:p>
          </table:table-cell>
        </table:table-row>
        <table:table-row table:style-name="ro2">
          <table:table-cell office:value-type="string">
            <text:p>South Carolina</text:p>
          </table:table-cell>
          <table:table-cell office:value-type="float" office:value="315">
            <text:p>315</text:p>
          </table:table-cell>
          <table:table-cell table:formula="of:=VLOOKUP([.A43];stpop;2;0)" office:value-type="float" office:value="4723723">
            <text:p>4723723</text:p>
          </table:table-cell>
          <table:table-cell table:formula="of:=100000*[.B43]/[.C43]" office:value-type="float" office:value="6.66846891741959">
            <text:p>6.6684689174</text:p>
          </table:table-cell>
        </table:table-row>
        <table:table-row table:style-name="ro2">
          <table:table-cell office:value-type="string">
            <text:p>South Dakota</text:p>
          </table:table-cell>
          <table:table-cell office:value-type="float" office:value="33">
            <text:p>33</text:p>
          </table:table-cell>
          <table:table-cell table:formula="of:=VLOOKUP([.A44];stpop;2;0)" office:value-type="float" office:value="833354">
            <text:p>833354</text:p>
          </table:table-cell>
          <table:table-cell table:formula="of:=100000*[.B44]/[.C44]" office:value-type="float" office:value="3.9599017944355">
            <text:p>3.9599017944</text:p>
          </table:table-cell>
        </table:table-row>
        <table:table-row table:style-name="ro2">
          <table:table-cell office:value-type="string">
            <text:p>Tennessee</text:p>
          </table:table-cell>
          <table:table-cell office:value-type="float" office:value="257">
            <text:p>257</text:p>
          </table:table-cell>
          <table:table-cell table:formula="of:=VLOOKUP([.A45];stpop;2;0)" office:value-type="float" office:value="6456243">
            <text:p>6456243</text:p>
          </table:table-cell>
          <table:table-cell table:formula="of:=100000*[.B45]/[.C45]" office:value-type="float" office:value="3.98064323167514">
            <text:p>3.9806432317</text:p>
          </table:table-cell>
        </table:table-row>
        <table:table-row table:style-name="ro2">
          <table:table-cell office:value-type="string">
            <text:p>Texas</text:p>
          </table:table-cell>
          <table:table-cell table:style-name="ce3" office:value-type="float" office:value="1213">
            <text:p>1,213</text:p>
          </table:table-cell>
          <table:table-cell table:formula="of:=VLOOKUP([.A46];stpop;2;0)" office:value-type="float" office:value="26059203">
            <text:p>26059203</text:p>
          </table:table-cell>
          <table:table-cell table:formula="of:=100000*[.B46]/[.C46]" office:value-type="float" office:value="4.65478548979414">
            <text:p>4.6547854898</text:p>
          </table:table-cell>
        </table:table-row>
        <table:table-row table:style-name="ro2">
          <table:table-cell office:value-type="string">
            <text:p>Utah</text:p>
          </table:table-cell>
          <table:table-cell office:value-type="float" office:value="53">
            <text:p>53</text:p>
          </table:table-cell>
          <table:table-cell table:formula="of:=VLOOKUP([.A47];stpop;2;0)" office:value-type="float" office:value="2855287">
            <text:p>2855287</text:p>
          </table:table-cell>
          <table:table-cell table:formula="of:=100000*[.B47]/[.C47]" office:value-type="float" office:value="1.8562056984114">
            <text:p>1.8562056984</text:p>
          </table:table-cell>
        </table:table-row>
        <table:table-row table:style-name="ro2">
          <table:table-cell office:value-type="string">
            <text:p>Vermont</text:p>
          </table:table-cell>
          <table:table-cell office:value-type="float" office:value="18">
            <text:p>18</text:p>
          </table:table-cell>
          <table:table-cell table:formula="of:=VLOOKUP([.A48];stpop;2;0)" office:value-type="float" office:value="626011">
            <text:p>626011</text:p>
          </table:table-cell>
          <table:table-cell table:formula="of:=100000*[.B48]/[.C48]" office:value-type="float" office:value="2.87534883572333">
            <text:p>2.8753488357</text:p>
          </table:table-cell>
        </table:table-row>
        <table:table-row table:style-name="ro2">
          <table:table-cell office:value-type="string">
            <text:p>Virginia</text:p>
          </table:table-cell>
          <table:table-cell office:value-type="float" office:value="224">
            <text:p>224</text:p>
          </table:table-cell>
          <table:table-cell table:formula="of:=VLOOKUP([.A49];stpop;2;0)" office:value-type="float" office:value="8185867">
            <text:p>8185867</text:p>
          </table:table-cell>
          <table:table-cell table:formula="of:=100000*[.B49]/[.C49]" office:value-type="float" office:value="2.73642364333552">
            <text:p>2.7364236433</text:p>
          </table:table-cell>
        </table:table-row>
        <table:table-row table:style-name="ro2">
          <table:table-cell office:value-type="string">
            <text:p>Washington</text:p>
          </table:table-cell>
          <table:table-cell office:value-type="float" office:value="156">
            <text:p>156</text:p>
          </table:table-cell>
          <table:table-cell table:formula="of:=VLOOKUP([.A50];stpop;2;0)" office:value-type="float" office:value="6897012">
            <text:p>6897012</text:p>
          </table:table-cell>
          <table:table-cell table:formula="of:=100000*[.B50]/[.C50]" office:value-type="float" office:value="2.26184904419479">
            <text:p>2.2618490442</text:p>
          </table:table-cell>
        </table:table-row>
        <table:table-row table:style-name="ro2">
          <table:table-cell office:value-type="string">
            <text:p>West Virginia</text:p>
          </table:table-cell>
          <table:table-cell office:value-type="float" office:value="90">
            <text:p>90</text:p>
          </table:table-cell>
          <table:table-cell table:formula="of:=VLOOKUP([.A51];stpop;2;0)" office:value-type="float" office:value="1855413">
            <text:p>1855413</text:p>
          </table:table-cell>
          <table:table-cell table:formula="of:=100000*[.B51]/[.C51]" office:value-type="float" office:value="4.850672060614">
            <text:p>4.8506720606</text:p>
          </table:table-cell>
        </table:table-row>
        <table:table-row table:style-name="ro2">
          <table:table-cell office:value-type="string">
            <text:p>Wisconsin</text:p>
          </table:table-cell>
          <table:table-cell office:value-type="float" office:value="196">
            <text:p>196</text:p>
          </table:table-cell>
          <table:table-cell table:formula="of:=VLOOKUP([.A52];stpop;2;0)" office:value-type="float" office:value="5726398">
            <text:p>5726398</text:p>
          </table:table-cell>
          <table:table-cell table:formula="of:=100000*[.B52]/[.C52]" office:value-type="float" office:value="3.4227449786061">
            <text:p>3.4227449786</text:p>
          </table:table-cell>
        </table:table-row>
        <table:table-row table:style-name="ro2">
          <table:table-cell office:value-type="string">
            <text:p>Wyoming</text:p>
          </table:table-cell>
          <table:table-cell office:value-type="float" office:value="38">
            <text:p>38</text:p>
          </table:table-cell>
          <table:table-cell table:formula="of:=VLOOKUP([.A53];stpop;2;0)" office:value-type="float" office:value="576412">
            <text:p>576412</text:p>
          </table:table-cell>
          <table:table-cell table:formula="of:=100000*[.B53]/[.C53]" office:value-type="float" office:value="6.59250674864507">
            <text:p>6.5925067486</text:p>
          </table:table-cell>
        </table:table-row>
        <table:table-row table:style-name="ro1" table:number-rows-repeated="2">
          <table:table-cell table:style-name="ce1" table:number-columns-repeated="2"/>
          <table:table-cell table:number-columns-repeated="2"/>
        </table:table-row>
        <table:table-row table:style-name="ro2">
          <table:table-cell table:style-name="ce9" office:value-type="string">
            <text:p>National</text:p>
          </table:table-cell>
          <table:table-cell table:style-name="ce10" office:value-type="float" office:value="9878">
            <text:p>9,878</text:p>
          </table:table-cell>
          <table:table-cell table:number-columns-repeated="2"/>
        </table:table-row>
        <table:named-expressions/>
      </table:table>
      <table:table table:name="Sheet3" table:style-name="ta1" table:print="false">
        <table:table-column table:style-name="co2" table:default-cell-style-name="ce5"/>
        <table:table-column table:style-name="co3" table:default-cell-style-name="ce5"/>
        <table:table-row table:style-name="ro2">
          <table:table-cell table:style-name="ce4" office:value-type="string">
            <text:p>state</text:p>
          </table:table-cell>
          <table:table-cell table:style-name="ce6" office:value-type="string">
            <text:p>2012population</text:p>
          </table:table-cell>
        </table:table-row>
        <table:table-row table:style-name="ro2">
          <table:table-cell office:value-type="string">
            <text:p>Alabama</text:p>
          </table:table-cell>
          <table:table-cell table:style-name="ce7" office:value-type="float" office:value="4822023">
            <text:p>4,822,023</text:p>
          </table:table-cell>
        </table:table-row>
        <table:table-row table:style-name="ro2">
          <table:table-cell office:value-type="string">
            <text:p>Alaska</text:p>
          </table:table-cell>
          <table:table-cell table:style-name="ce7" office:value-type="float" office:value="731449">
            <text:p>731,449</text:p>
          </table:table-cell>
        </table:table-row>
        <table:table-row table:style-name="ro2">
          <table:table-cell office:value-type="string">
            <text:p>Arizona</text:p>
          </table:table-cell>
          <table:table-cell table:style-name="ce7" office:value-type="float" office:value="6553255">
            <text:p>6,553,255</text:p>
          </table:table-cell>
        </table:table-row>
        <table:table-row table:style-name="ro2">
          <table:table-cell office:value-type="string">
            <text:p>Arkansas</text:p>
          </table:table-cell>
          <table:table-cell table:style-name="ce7" office:value-type="float" office:value="2949131">
            <text:p>2,949,131</text:p>
          </table:table-cell>
        </table:table-row>
        <table:table-row table:style-name="ro2">
          <table:table-cell office:value-type="string">
            <text:p>California</text:p>
          </table:table-cell>
          <table:table-cell table:style-name="ce7" office:value-type="float" office:value="38041430">
            <text:p>38,041,430</text:p>
          </table:table-cell>
        </table:table-row>
        <table:table-row table:style-name="ro2">
          <table:table-cell office:value-type="string">
            <text:p>Colorado</text:p>
          </table:table-cell>
          <table:table-cell table:style-name="ce7" office:value-type="float" office:value="5187582">
            <text:p>5,187,582</text:p>
          </table:table-cell>
        </table:table-row>
        <table:table-row table:style-name="ro2">
          <table:table-cell office:value-type="string">
            <text:p>Connecticut</text:p>
          </table:table-cell>
          <table:table-cell table:style-name="ce7" office:value-type="float" office:value="3590347">
            <text:p>3,590,347</text:p>
          </table:table-cell>
        </table:table-row>
        <table:table-row table:style-name="ro2">
          <table:table-cell office:value-type="string">
            <text:p>Delaware</text:p>
          </table:table-cell>
          <table:table-cell table:style-name="ce7" office:value-type="float" office:value="917092">
            <text:p>917,092</text:p>
          </table:table-cell>
        </table:table-row>
        <table:table-row table:style-name="ro2">
          <table:table-cell office:value-type="string">
            <text:p>District of Columbia</text:p>
          </table:table-cell>
          <table:table-cell table:style-name="ce7" office:value-type="float" office:value="632323">
            <text:p>632,323</text:p>
          </table:table-cell>
        </table:table-row>
        <table:table-row table:style-name="ro2">
          <table:table-cell office:value-type="string">
            <text:p>Florida</text:p>
          </table:table-cell>
          <table:table-cell table:style-name="ce7" office:value-type="float" office:value="19317568">
            <text:p>19,317,568</text:p>
          </table:table-cell>
        </table:table-row>
        <table:table-row table:style-name="ro2">
          <table:table-cell office:value-type="string">
            <text:p>Georgia</text:p>
          </table:table-cell>
          <table:table-cell table:style-name="ce7" office:value-type="float" office:value="9919945">
            <text:p>9,919,945</text:p>
          </table:table-cell>
        </table:table-row>
        <table:table-row table:style-name="ro2">
          <table:table-cell office:value-type="string">
            <text:p>Hawaii</text:p>
          </table:table-cell>
          <table:table-cell table:style-name="ce7" office:value-type="float" office:value="1392313">
            <text:p>1,392,313</text:p>
          </table:table-cell>
        </table:table-row>
        <table:table-row table:style-name="ro2">
          <table:table-cell office:value-type="string">
            <text:p>Idaho</text:p>
          </table:table-cell>
          <table:table-cell table:style-name="ce7" office:value-type="float" office:value="1595728">
            <text:p>1,595,728</text:p>
          </table:table-cell>
        </table:table-row>
        <table:table-row table:style-name="ro2">
          <table:table-cell office:value-type="string">
            <text:p>Illinois</text:p>
          </table:table-cell>
          <table:table-cell table:style-name="ce7" office:value-type="float" office:value="12875255">
            <text:p>12,875,255</text:p>
          </table:table-cell>
        </table:table-row>
        <table:table-row table:style-name="ro2">
          <table:table-cell office:value-type="string">
            <text:p>Indiana</text:p>
          </table:table-cell>
          <table:table-cell table:style-name="ce7" office:value-type="float" office:value="6537334">
            <text:p>6,537,334</text:p>
          </table:table-cell>
        </table:table-row>
        <table:table-row table:style-name="ro2">
          <table:table-cell office:value-type="string">
            <text:p>Iowa</text:p>
          </table:table-cell>
          <table:table-cell table:style-name="ce7" office:value-type="float" office:value="3074186">
            <text:p>3,074,186</text:p>
          </table:table-cell>
        </table:table-row>
        <table:table-row table:style-name="ro2">
          <table:table-cell office:value-type="string">
            <text:p>Kansas</text:p>
          </table:table-cell>
          <table:table-cell table:style-name="ce7" office:value-type="float" office:value="2885905">
            <text:p>2,885,905</text:p>
          </table:table-cell>
        </table:table-row>
        <table:table-row table:style-name="ro2">
          <table:table-cell office:value-type="string">
            <text:p>Kentucky</text:p>
          </table:table-cell>
          <table:table-cell table:style-name="ce7" office:value-type="float" office:value="4380415">
            <text:p>4,380,415</text:p>
          </table:table-cell>
        </table:table-row>
        <table:table-row table:style-name="ro2">
          <table:table-cell office:value-type="string">
            <text:p>Louisiana</text:p>
          </table:table-cell>
          <table:table-cell table:style-name="ce7" office:value-type="float" office:value="4601893">
            <text:p>4,601,893</text:p>
          </table:table-cell>
        </table:table-row>
        <table:table-row table:style-name="ro2">
          <table:table-cell office:value-type="string">
            <text:p>Maine</text:p>
          </table:table-cell>
          <table:table-cell table:style-name="ce7" office:value-type="float" office:value="1329192">
            <text:p>1,329,192</text:p>
          </table:table-cell>
        </table:table-row>
        <table:table-row table:style-name="ro2">
          <table:table-cell office:value-type="string">
            <text:p>Maryland</text:p>
          </table:table-cell>
          <table:table-cell table:style-name="ce7" office:value-type="float" office:value="5884563">
            <text:p>5,884,563</text:p>
          </table:table-cell>
        </table:table-row>
        <table:table-row table:style-name="ro2">
          <table:table-cell office:value-type="string">
            <text:p>Massachusetts</text:p>
          </table:table-cell>
          <table:table-cell table:style-name="ce7" office:value-type="float" office:value="6646144">
            <text:p>6,646,144</text:p>
          </table:table-cell>
        </table:table-row>
        <table:table-row table:style-name="ro2">
          <table:table-cell office:value-type="string">
            <text:p>Michigan</text:p>
          </table:table-cell>
          <table:table-cell table:style-name="ce7" office:value-type="float" office:value="9883360">
            <text:p>9,883,360</text:p>
          </table:table-cell>
        </table:table-row>
        <table:table-row table:style-name="ro2">
          <table:table-cell office:value-type="string">
            <text:p>Minnesota</text:p>
          </table:table-cell>
          <table:table-cell table:style-name="ce7" office:value-type="float" office:value="5379139">
            <text:p>5,379,139</text:p>
          </table:table-cell>
        </table:table-row>
        <table:table-row table:style-name="ro2">
          <table:table-cell office:value-type="string">
            <text:p>Mississippi</text:p>
          </table:table-cell>
          <table:table-cell table:style-name="ce7" office:value-type="float" office:value="2984926">
            <text:p>2,984,926</text:p>
          </table:table-cell>
        </table:table-row>
        <table:table-row table:style-name="ro2">
          <table:table-cell office:value-type="string">
            <text:p>Missouri</text:p>
          </table:table-cell>
          <table:table-cell table:style-name="ce7" office:value-type="float" office:value="6021988">
            <text:p>6,021,988</text:p>
          </table:table-cell>
        </table:table-row>
        <table:table-row table:style-name="ro2">
          <table:table-cell office:value-type="string">
            <text:p>Montana</text:p>
          </table:table-cell>
          <table:table-cell table:style-name="ce7" office:value-type="float" office:value="1005141">
            <text:p>1,005,141</text:p>
          </table:table-cell>
        </table:table-row>
        <table:table-row table:style-name="ro2">
          <table:table-cell office:value-type="string">
            <text:p>Nebraska</text:p>
          </table:table-cell>
          <table:table-cell table:style-name="ce7" office:value-type="float" office:value="1855525">
            <text:p>1,855,525</text:p>
          </table:table-cell>
        </table:table-row>
        <table:table-row table:style-name="ro2">
          <table:table-cell office:value-type="string">
            <text:p>Nevada</text:p>
          </table:table-cell>
          <table:table-cell table:style-name="ce7" office:value-type="float" office:value="2758931">
            <text:p>2,758,931</text:p>
          </table:table-cell>
        </table:table-row>
        <table:table-row table:style-name="ro2">
          <table:table-cell office:value-type="string">
            <text:p>New Hampshire</text:p>
          </table:table-cell>
          <table:table-cell table:style-name="ce7" office:value-type="float" office:value="1320718">
            <text:p>1,320,718</text:p>
          </table:table-cell>
        </table:table-row>
        <table:table-row table:style-name="ro2">
          <table:table-cell office:value-type="string">
            <text:p>New Jersey</text:p>
          </table:table-cell>
          <table:table-cell table:style-name="ce7" office:value-type="float" office:value="8864590">
            <text:p>8,864,590</text:p>
          </table:table-cell>
        </table:table-row>
        <table:table-row table:style-name="ro2">
          <table:table-cell office:value-type="string">
            <text:p>New Mexico</text:p>
          </table:table-cell>
          <table:table-cell table:style-name="ce7" office:value-type="float" office:value="2085538">
            <text:p>2,085,538</text:p>
          </table:table-cell>
        </table:table-row>
        <table:table-row table:style-name="ro2">
          <table:table-cell office:value-type="string">
            <text:p>New York</text:p>
          </table:table-cell>
          <table:table-cell table:style-name="ce7" office:value-type="float" office:value="19570261">
            <text:p>19,570,261</text:p>
          </table:table-cell>
        </table:table-row>
        <table:table-row table:style-name="ro2">
          <table:table-cell office:value-type="string">
            <text:p>North Carolina</text:p>
          </table:table-cell>
          <table:table-cell table:style-name="ce7" office:value-type="float" office:value="9752073">
            <text:p>9,752,073</text:p>
          </table:table-cell>
        </table:table-row>
        <table:table-row table:style-name="ro2">
          <table:table-cell office:value-type="string">
            <text:p>North Dakota</text:p>
          </table:table-cell>
          <table:table-cell table:style-name="ce7" office:value-type="float" office:value="699628">
            <text:p>699,628</text:p>
          </table:table-cell>
        </table:table-row>
        <table:table-row table:style-name="ro2">
          <table:table-cell office:value-type="string">
            <text:p>Ohio</text:p>
          </table:table-cell>
          <table:table-cell table:style-name="ce7" office:value-type="float" office:value="11544225">
            <text:p>11,544,225</text:p>
          </table:table-cell>
        </table:table-row>
        <table:table-row table:style-name="ro2">
          <table:table-cell office:value-type="string">
            <text:p>Oklahoma</text:p>
          </table:table-cell>
          <table:table-cell table:style-name="ce7" office:value-type="float" office:value="3814820">
            <text:p>3,814,820</text:p>
          </table:table-cell>
        </table:table-row>
        <table:table-row table:style-name="ro2">
          <table:table-cell office:value-type="string">
            <text:p>Oregon</text:p>
          </table:table-cell>
          <table:table-cell table:style-name="ce7" office:value-type="float" office:value="3899353">
            <text:p>3,899,353</text:p>
          </table:table-cell>
        </table:table-row>
        <table:table-row table:style-name="ro2">
          <table:table-cell office:value-type="string">
            <text:p>Pennsylvania</text:p>
          </table:table-cell>
          <table:table-cell table:style-name="ce7" office:value-type="float" office:value="12763536">
            <text:p>12,763,536</text:p>
          </table:table-cell>
        </table:table-row>
        <table:table-row table:style-name="ro2">
          <table:table-cell office:value-type="string">
            <text:p>Rhode Island</text:p>
          </table:table-cell>
          <table:table-cell table:style-name="ce7" office:value-type="float" office:value="1050292">
            <text:p>1,050,292</text:p>
          </table:table-cell>
        </table:table-row>
        <table:table-row table:style-name="ro2">
          <table:table-cell office:value-type="string">
            <text:p>South Carolina</text:p>
          </table:table-cell>
          <table:table-cell table:style-name="ce7" office:value-type="float" office:value="4723723">
            <text:p>4,723,723</text:p>
          </table:table-cell>
        </table:table-row>
        <table:table-row table:style-name="ro2">
          <table:table-cell office:value-type="string">
            <text:p>South Dakota</text:p>
          </table:table-cell>
          <table:table-cell table:style-name="ce7" office:value-type="float" office:value="833354">
            <text:p>833,354</text:p>
          </table:table-cell>
        </table:table-row>
        <table:table-row table:style-name="ro2">
          <table:table-cell office:value-type="string">
            <text:p>Tennessee</text:p>
          </table:table-cell>
          <table:table-cell table:style-name="ce7" office:value-type="float" office:value="6456243">
            <text:p>6,456,243</text:p>
          </table:table-cell>
        </table:table-row>
        <table:table-row table:style-name="ro2">
          <table:table-cell office:value-type="string">
            <text:p>Texas</text:p>
          </table:table-cell>
          <table:table-cell table:style-name="ce7" office:value-type="float" office:value="26059203">
            <text:p>26,059,203</text:p>
          </table:table-cell>
        </table:table-row>
        <table:table-row table:style-name="ro2">
          <table:table-cell office:value-type="string">
            <text:p>Utah</text:p>
          </table:table-cell>
          <table:table-cell table:style-name="ce7" office:value-type="float" office:value="2855287">
            <text:p>2,855,287</text:p>
          </table:table-cell>
        </table:table-row>
        <table:table-row table:style-name="ro2">
          <table:table-cell office:value-type="string">
            <text:p>Vermont</text:p>
          </table:table-cell>
          <table:table-cell table:style-name="ce7" office:value-type="float" office:value="626011">
            <text:p>626,011</text:p>
          </table:table-cell>
        </table:table-row>
        <table:table-row table:style-name="ro2">
          <table:table-cell office:value-type="string">
            <text:p>Virginia</text:p>
          </table:table-cell>
          <table:table-cell table:style-name="ce7" office:value-type="float" office:value="8185867">
            <text:p>8,185,867</text:p>
          </table:table-cell>
        </table:table-row>
        <table:table-row table:style-name="ro2">
          <table:table-cell office:value-type="string">
            <text:p>Washington</text:p>
          </table:table-cell>
          <table:table-cell table:style-name="ce7" office:value-type="float" office:value="6897012">
            <text:p>6,897,012</text:p>
          </table:table-cell>
        </table:table-row>
        <table:table-row table:style-name="ro2">
          <table:table-cell office:value-type="string">
            <text:p>West Virginia</text:p>
          </table:table-cell>
          <table:table-cell table:style-name="ce7" office:value-type="float" office:value="1855413">
            <text:p>1,855,413</text:p>
          </table:table-cell>
        </table:table-row>
        <table:table-row table:style-name="ro2">
          <table:table-cell office:value-type="string">
            <text:p>Wisconsin</text:p>
          </table:table-cell>
          <table:table-cell table:style-name="ce7" office:value-type="float" office:value="5726398">
            <text:p>5,726,398</text:p>
          </table:table-cell>
        </table:table-row>
        <table:table-row table:style-name="ro2">
          <table:table-cell office:value-type="string">
            <text:p>Wyoming</text:p>
          </table:table-cell>
          <table:table-cell table:style-name="ce7" office:value-type="float" office:value="576412">
            <text:p>576,412</text:p>
          </table:table-cell>
        </table:table-row>
        <table:table-row table:style-name="ro2" table:number-rows-repeated="1048523">
          <table:table-cell table:number-columns-repeated="2"/>
        </table:table-row>
        <table:table-row table:style-name="ro2">
          <table:table-cell table:number-columns-repeated="2"/>
        </table:table-row>
        <table:named-expressions/>
      </table:table>
      <table:named-expressions>
        <table:named-range table:name="stpop" table:base-cell-address="$Sheet3.$B$1" table:cell-range-address="$Sheet3.$A$1:.$B$1048576"/>
      </table:named-expressions>
      <table:database-ranges>
        <table:database-range table:name="__Anonymous_Sheet_DB__1" table:target-range-address="Sheet2.F3:Sheet2.F3" table:contains-header="false"/>
        <table:database-range table:target-range-address="Sheet1.A1:Sheet1.H1048576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month number:style="long" number:textual="true"/>
      <number:text> </number:text>
      <number:day/>
      <number:text>, </number:text>
      <number:year number:style="long"/>
    </number:date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02/05/2014</text:date>, <text:time>21:5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ang Keng Kuek Ser</meta:initial-creator>
    <meta:creation-date>2014-02-05T19:45:48</meta:creation-date>
    <dc:date>2014-02-05T21:57:34</dc:date>
    <dc:creator>Kuang Keng Kuek Ser</dc:creator>
    <meta:editing-duration>PT56M29S</meta:editing-duration>
    <meta:editing-cycles>1</meta:editing-cycles>
    <meta:document-statistic meta:table-count="3" meta:cell-count="736" meta:object-count="0"/>
    <meta:generator>OpenOffice/4.0.1$Unix OpenOffice.org_project/401m5$Build-9714</meta:generator>
  </office:meta>
</office:document-meta>
</file>